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3" table:default-cell-style-name="Default"/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48157" calcext:value-type="float">
            <text:p>6648157</text:p>
          </table:table-cell>
          <table:table-cell table:formula="of:=ROUND([.B1]/[.A1])" office:value-type="float" office:value="34446" calcext:value-type="float">
            <text:p>3444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538508" calcext:value-type="float">
            <text:p>5538508</text:p>
          </table:table-cell>
          <table:table-cell table:formula="of:=ROUND([.B2]/[.A2])" office:value-type="float" office:value="24725" calcext:value-type="float">
            <text:p>247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2695" calcext:value-type="float">
            <text:p>572695</text:p>
          </table:table-cell>
          <table:table-cell table:formula="of:=ROUND([.B3]/[.A3])" office:value-type="float" office:value="63633" calcext:value-type="float">
            <text:p>636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34603" calcext:value-type="float">
            <text:p>834603</text:p>
          </table:table-cell>
          <table:table-cell table:formula="of:=ROUND([.B4]/[.A4])" office:value-type="float" office:value="64200" calcext:value-type="float">
            <text:p>642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7361" calcext:value-type="float">
            <text:p>1057361</text:p>
          </table:table-cell>
          <table:table-cell table:formula="of:=ROUND([.B5]/[.A5])" office:value-type="float" office:value="48062" calcext:value-type="float">
            <text:p>480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21380" calcext:value-type="float">
            <text:p>1421380</text:p>
          </table:table-cell>
          <table:table-cell table:formula="of:=ROUND([.B6]/[.A6])" office:value-type="float" office:value="59224" calcext:value-type="float">
            <text:p>59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8517" calcext:value-type="float">
            <text:p>1148517</text:p>
          </table:table-cell>
          <table:table-cell table:formula="of:=ROUND([.B7]/[.A7])" office:value-type="float" office:value="41018" calcext:value-type="float">
            <text:p>41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79195" calcext:value-type="float">
            <text:p>1079195</text:p>
          </table:table-cell>
          <table:table-cell table:formula="of:=ROUND([.B8]/[.A8])" office:value-type="float" office:value="39970" calcext:value-type="float">
            <text:p>399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6309" calcext:value-type="float">
            <text:p>1136309</text:p>
          </table:table-cell>
          <table:table-cell table:formula="of:=ROUND([.B9]/[.A9])" office:value-type="float" office:value="56815" calcext:value-type="float">
            <text:p>568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59273" calcext:value-type="float">
            <text:p>1359273</text:p>
          </table:table-cell>
          <table:table-cell table:formula="of:=ROUND([.B10]/[.A10])" office:value-type="float" office:value="59099" calcext:value-type="float">
            <text:p>590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08303" calcext:value-type="float">
            <text:p>1308303</text:p>
          </table:table-cell>
          <table:table-cell table:formula="of:=ROUND([.B11]/[.A11])" office:value-type="float" office:value="56883" calcext:value-type="float">
            <text:p>568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85161" calcext:value-type="float">
            <text:p>1185161</text:p>
          </table:table-cell>
          <table:table-cell table:formula="of:=ROUND([.B12]/[.A12])" office:value-type="float" office:value="51529" calcext:value-type="float">
            <text:p>5152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437165" calcext:value-type="float">
            <text:p>7437165</text:p>
          </table:table-cell>
          <table:table-cell table:formula="of:=ROUND([.B13]/[.A13])" office:value-type="float" office:value="31118" calcext:value-type="float">
            <text:p>311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244521" calcext:value-type="float">
            <text:p>5244521</text:p>
          </table:table-cell>
          <table:table-cell table:formula="of:=ROUND([.B14]/[.A14])" office:value-type="float" office:value="23206" calcext:value-type="float">
            <text:p>2320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56921" calcext:value-type="float">
            <text:p>2056921</text:p>
          </table:table-cell>
          <table:table-cell table:formula="of:=ROUND([.B15]/[.A15])" office:value-type="float" office:value="93496" calcext:value-type="float">
            <text:p>9349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99650" calcext:value-type="float">
            <text:p>1799650</text:p>
          </table:table-cell>
          <table:table-cell table:formula="of:=ROUND([.B16]/[.A16])" office:value-type="float" office:value="78246" calcext:value-type="float">
            <text:p>78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7972" calcext:value-type="float">
            <text:p>1337972</text:p>
          </table:table-cell>
          <table:table-cell table:formula="of:=ROUND([.B17]/[.A17])" office:value-type="float" office:value="63713" calcext:value-type="float">
            <text:p>637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3254" calcext:value-type="float">
            <text:p>773254</text:p>
          </table:table-cell>
          <table:table-cell table:formula="of:=ROUND([.B18]/[.A18])" office:value-type="float" office:value="386627" calcext:value-type="float">
            <text:p>3866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49412" calcext:value-type="float">
            <text:p>1149412</text:p>
          </table:table-cell>
          <table:table-cell table:formula="of:=ROUND([.B19]/[.A19])" office:value-type="float" office:value="71838" calcext:value-type="float">
            <text:p>718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4250" calcext:value-type="float">
            <text:p>854250</text:p>
          </table:table-cell>
          <table:table-cell table:formula="of:=ROUND([.B20]/[.A20])" office:value-type="float" office:value="94917" calcext:value-type="float">
            <text:p>949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33133" calcext:value-type="float">
            <text:p>2133133</text:p>
          </table:table-cell>
          <table:table-cell table:formula="of:=ROUND([.B21]/[.A21])" office:value-type="float" office:value="193921" calcext:value-type="float">
            <text:p>193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331794" calcext:value-type="float">
            <text:p>2331794</text:p>
          </table:table-cell>
          <table:table-cell table:formula="of:=ROUND([.B22]/[.A22])" office:value-type="float" office:value="64772" calcext:value-type="float">
            <text:p>647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42413" calcext:value-type="float">
            <text:p>1342413</text:p>
          </table:table-cell>
          <table:table-cell table:formula="of:=ROUND([.B23]/[.A23])" office:value-type="float" office:value="38355" calcext:value-type="float">
            <text:p>383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90965" calcext:value-type="float">
            <text:p>1990965</text:p>
          </table:table-cell>
          <table:table-cell table:formula="of:=ROUND([.B24]/[.A24])" office:value-type="float" office:value="58558" calcext:value-type="float">
            <text:p>5855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956147" calcext:value-type="float">
            <text:p>4956147</text:p>
          </table:table-cell>
          <table:table-cell table:formula="of:=ROUND([.B25]/[.A25])" office:value-type="float" office:value="32393" calcext:value-type="float">
            <text:p>3239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5357265" calcext:value-type="float">
            <text:p>15357265</text:p>
          </table:table-cell>
          <table:table-cell table:formula="of:=ROUND([.B26]/[.A26])" office:value-type="float" office:value="30410" calcext:value-type="float">
            <text:p>3041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0306452" calcext:value-type="float">
            <text:p>40306452</text:p>
          </table:table-cell>
          <table:table-cell table:formula="of:=ROUND([.B27]/[.A27])" office:value-type="float" office:value="31838" calcext:value-type="float">
            <text:p>3183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6221364" calcext:value-type="float">
            <text:p>86221364</text:p>
          </table:table-cell>
          <table:table-cell table:formula="of:=ROUND([.B28]/[.A28])" office:value-type="float" office:value="50216" calcext:value-type="float">
            <text:p>50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95399" calcext:value-type="float">
            <text:p>2395399</text:p>
          </table:table-cell>
          <table:table-cell table:formula="of:=ROUND([.B29]/[.A29])" office:value-type="float" office:value="99808" calcext:value-type="float">
            <text:p>99808</text:p>
          </table:table-cell>
        </table:table-row>
        <table:table-row table:style-name="ro1">
          <table:table-cell office:value-type="float" office:value="13437" calcext:value-type="float">
            <text:p>13437</text:p>
          </table:table-cell>
          <table:table-cell office:value-type="float" office:value="364040859" calcext:value-type="float">
            <text:p>364040859</text:p>
          </table:table-cell>
          <table:table-cell table:formula="of:=ROUND([.B30]/[.A30])" office:value-type="float" office:value="27092" calcext:value-type="float">
            <text:p>27092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float" office:value="115596644" calcext:value-type="float">
            <text:p>115596644</text:p>
          </table:table-cell>
          <table:table-cell table:formula="of:=ROUND([.B31]/[.A31])" office:value-type="float" office:value="25837" calcext:value-type="float">
            <text:p>25837</text:p>
          </table:table-cell>
        </table:table-row>
        <table:table-row table:style-name="ro1">
          <table:table-cell office:value-type="float" office:value="5015" calcext:value-type="float">
            <text:p>5015</text:p>
          </table:table-cell>
          <table:table-cell office:value-type="float" office:value="144286295" calcext:value-type="float">
            <text:p>144286295</text:p>
          </table:table-cell>
          <table:table-cell table:formula="of:=ROUND([.B32]/[.A32])" office:value-type="float" office:value="28771" calcext:value-type="float">
            <text:p>287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43758" calcext:value-type="float">
            <text:p>1143758</text:p>
          </table:table-cell>
          <table:table-cell table:formula="of:=ROUND([.B33]/[.A33])" office:value-type="float" office:value="103978" calcext:value-type="float">
            <text:p>10397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527739" calcext:value-type="float">
            <text:p>6527739</text:p>
          </table:table-cell>
          <table:table-cell table:formula="of:=ROUND([.B34]/[.A34])" office:value-type="float" office:value="62767" calcext:value-type="float">
            <text:p>62767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2129065" calcext:value-type="float">
            <text:p>12129065</text:p>
          </table:table-cell>
          <table:table-cell table:formula="of:=ROUND([.B35]/[.A35])" office:value-type="float" office:value="35465" calcext:value-type="float">
            <text:p>354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93009" calcext:value-type="float">
            <text:p>3693009</text:p>
          </table:table-cell>
          <table:table-cell table:formula="of:=ROUND([.B36]/[.A36])" office:value-type="float" office:value="33270" calcext:value-type="float">
            <text:p>332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15444" calcext:value-type="float">
            <text:p>2315444</text:p>
          </table:table-cell>
          <table:table-cell table:formula="of:=ROUND([.B37]/[.A37])" office:value-type="float" office:value="37958" calcext:value-type="float">
            <text:p>379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20820" calcext:value-type="float">
            <text:p>1520820</text:p>
          </table:table-cell>
          <table:table-cell table:formula="of:=ROUND([.B38]/[.A38])" office:value-type="float" office:value="76041" calcext:value-type="float">
            <text:p>7604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1663" calcext:value-type="float">
            <text:p>1671663</text:p>
          </table:table-cell>
          <table:table-cell table:formula="of:=ROUND([.B39]/[.A39])" office:value-type="float" office:value="75985" calcext:value-type="float">
            <text:p>759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94346" calcext:value-type="float">
            <text:p>1294346</text:p>
          </table:table-cell>
          <table:table-cell table:formula="of:=ROUND([.B40]/[.A40])" office:value-type="float" office:value="49783" calcext:value-type="float">
            <text:p>497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69340" calcext:value-type="float">
            <text:p>1269340</text:p>
          </table:table-cell>
          <table:table-cell table:formula="of:=ROUND([.B41]/[.A41])" office:value-type="float" office:value="66807" calcext:value-type="float">
            <text:p>6680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76080" calcext:value-type="float">
            <text:p>1576080</text:p>
          </table:table-cell>
          <table:table-cell table:formula="of:=ROUND([.B42]/[.A42])" office:value-type="float" office:value="63043" calcext:value-type="float">
            <text:p>630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28529" calcext:value-type="float">
            <text:p>2528529</text:p>
          </table:table-cell>
          <table:table-cell table:formula="of:=ROUND([.B43]/[.A43])" office:value-type="float" office:value="33270" calcext:value-type="float">
            <text:p>332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61206" calcext:value-type="float">
            <text:p>3061206</text:p>
          </table:table-cell>
          <table:table-cell table:formula="of:=ROUND([.B44]/[.A44])" office:value-type="float" office:value="36014" calcext:value-type="float">
            <text:p>3601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0175517" calcext:value-type="float">
            <text:p>20175517</text:p>
          </table:table-cell>
          <table:table-cell table:formula="of:=ROUND([.B45]/[.A45])" office:value-type="float" office:value="44051" calcext:value-type="float">
            <text:p>4405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6033736" calcext:value-type="float">
            <text:p>36033736</text:p>
          </table:table-cell>
          <table:table-cell table:formula="of:=ROUND([.B46]/[.A46])" office:value-type="float" office:value="78676" calcext:value-type="float">
            <text:p>786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346623" calcext:value-type="float">
            <text:p>3346623</text:p>
          </table:table-cell>
          <table:table-cell table:formula="of:=ROUND([.B47]/[.A47])" office:value-type="float" office:value="35228" calcext:value-type="float">
            <text:p>352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16861" calcext:value-type="float">
            <text:p>5416861</text:p>
          </table:table-cell>
          <table:table-cell table:formula="of:=ROUND([.B48]/[.A48])" office:value-type="float" office:value="54169" calcext:value-type="float">
            <text:p>541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7237569" calcext:value-type="float">
            <text:p>7237569</text:p>
          </table:table-cell>
          <table:table-cell table:formula="of:=ROUND([.B49]/[.A49])" office:value-type="float" office:value="43339" calcext:value-type="float">
            <text:p>4333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02646" calcext:value-type="float">
            <text:p>4102646</text:p>
          </table:table-cell>
          <table:table-cell table:formula="of:=ROUND([.B50]/[.A50])" office:value-type="float" office:value="69536" calcext:value-type="float">
            <text:p>695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416232" calcext:value-type="float">
            <text:p>3416232</text:p>
          </table:table-cell>
          <table:table-cell table:formula="of:=ROUND([.B51]/[.A51])" office:value-type="float" office:value="44950" calcext:value-type="float">
            <text:p>4495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808889" calcext:value-type="float">
            <text:p>4808889</text:p>
          </table:table-cell>
          <table:table-cell table:formula="of:=ROUND([.B52]/[.A52])" office:value-type="float" office:value="46239" calcext:value-type="float">
            <text:p>4623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22509" calcext:value-type="float">
            <text:p>4122509</text:p>
          </table:table-cell>
          <table:table-cell table:formula="of:=ROUND([.B53]/[.A53])" office:value-type="float" office:value="39640" calcext:value-type="float">
            <text:p>396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169269" calcext:value-type="float">
            <text:p>7169269</text:p>
          </table:table-cell>
          <table:table-cell table:formula="of:=ROUND([.B54]/[.A54])" office:value-type="float" office:value="66382" calcext:value-type="float">
            <text:p>6638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280950" calcext:value-type="float">
            <text:p>7280950</text:p>
          </table:table-cell>
          <table:table-cell table:formula="of:=ROUND([.B55]/[.A55])" office:value-type="float" office:value="59195" calcext:value-type="float">
            <text:p>5919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347973" calcext:value-type="float">
            <text:p>3347973</text:p>
          </table:table-cell>
          <table:table-cell table:formula="of:=ROUND([.B56]/[.A56])" office:value-type="float" office:value="30436" calcext:value-type="float">
            <text:p>3043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633924" calcext:value-type="float">
            <text:p>7633924</text:p>
          </table:table-cell>
          <table:table-cell table:formula="of:=ROUND([.B57]/[.A57])" office:value-type="float" office:value="60110" calcext:value-type="float">
            <text:p>6011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296869" calcext:value-type="float">
            <text:p>4296869</text:p>
          </table:table-cell>
          <table:table-cell table:formula="of:=ROUND([.B58]/[.A58])" office:value-type="float" office:value="32552" calcext:value-type="float">
            <text:p>325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07726" calcext:value-type="float">
            <text:p>2107726</text:p>
          </table:table-cell>
          <table:table-cell table:formula="of:=ROUND([.B59]/[.A59])" office:value-type="float" office:value="105386" calcext:value-type="float">
            <text:p>1053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24725" calcext:value-type="float">
            <text:p>1624725</text:p>
          </table:table-cell>
          <table:table-cell table:formula="of:=ROUND([.B60]/[.A60])" office:value-type="float" office:value="58026" calcext:value-type="float">
            <text:p>580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79972" calcext:value-type="float">
            <text:p>1979972</text:p>
          </table:table-cell>
          <table:table-cell table:formula="of:=ROUND([.B61]/[.A61])" office:value-type="float" office:value="70713" calcext:value-type="float">
            <text:p>707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4178" calcext:value-type="float">
            <text:p>2034178</text:p>
          </table:table-cell>
          <table:table-cell table:formula="of:=ROUND([.B62]/[.A62])" office:value-type="float" office:value="67806" calcext:value-type="float">
            <text:p>6780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426943" calcext:value-type="float">
            <text:p>2426943</text:p>
          </table:table-cell>
          <table:table-cell table:formula="of:=ROUND([.B63]/[.A63])" office:value-type="float" office:value="52760" calcext:value-type="float">
            <text:p>527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43260" calcext:value-type="float">
            <text:p>3343260</text:p>
          </table:table-cell>
          <table:table-cell table:formula="of:=ROUND([.B64]/[.A64])" office:value-type="float" office:value="43990" calcext:value-type="float">
            <text:p>4399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2464865" calcext:value-type="float">
            <text:p>12464865</text:p>
          </table:table-cell>
          <table:table-cell table:formula="of:=ROUND([.B65]/[.A65])" office:value-type="float" office:value="37432" calcext:value-type="float">
            <text:p>3743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006930" calcext:value-type="float">
            <text:p>7006930</text:p>
          </table:table-cell>
          <table:table-cell table:formula="of:=ROUND([.B66]/[.A66])" office:value-type="float" office:value="36879" calcext:value-type="float">
            <text:p>3687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275161" calcext:value-type="float">
            <text:p>14275161</text:p>
          </table:table-cell>
          <table:table-cell table:formula="of:=ROUND([.B67]/[.A67])"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63211" calcext:value-type="float">
            <text:p>1163211</text:p>
          </table:table-cell>
          <table:table-cell table:formula="of:=ROUND([.B68]/[.A68])" office:value-type="float" office:value="68424" calcext:value-type="float">
            <text:p>684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3335" calcext:value-type="float">
            <text:p>1193335</text:p>
          </table:table-cell>
          <table:table-cell table:formula="of:=ROUND([.B69]/[.A69])" office:value-type="float" office:value="38495" calcext:value-type="float">
            <text:p>3849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17783" calcext:value-type="float">
            <text:p>1817783</text:p>
          </table:table-cell>
          <table:table-cell table:formula="of:=ROUND([.B70]/[.A70])" office:value-type="float" office:value="23010" calcext:value-type="float">
            <text:p>230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77386" calcext:value-type="float">
            <text:p>1177386</text:p>
          </table:table-cell>
          <table:table-cell table:formula="of:=ROUND([.B71]/[.A71])" office:value-type="float" office:value="28033" calcext:value-type="float">
            <text:p>280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30013" calcext:value-type="float">
            <text:p>2230013</text:p>
          </table:table-cell>
          <table:table-cell table:formula="of:=ROUND([.B72]/[.A72])" office:value-type="float" office:value="29342" calcext:value-type="float">
            <text:p>293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205539" calcext:value-type="float">
            <text:p>2205539</text:p>
          </table:table-cell>
          <table:table-cell table:formula="of:=ROUND([.B73]/[.A73])" office:value-type="float" office:value="20807" calcext:value-type="float">
            <text:p>208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401823" calcext:value-type="float">
            <text:p>6401823</text:p>
          </table:table-cell>
          <table:table-cell table:formula="of:=ROUND([.B74]/[.A74])" office:value-type="float" office:value="29915" calcext:value-type="float">
            <text:p>2991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18486" calcext:value-type="float">
            <text:p>3418486</text:p>
          </table:table-cell>
          <table:table-cell table:formula="of:=ROUND([.B75]/[.A75])" office:value-type="float" office:value="45580" calcext:value-type="float">
            <text:p>4558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62185" calcext:value-type="float">
            <text:p>3962185</text:p>
          </table:table-cell>
          <table:table-cell table:formula="of:=ROUND([.B76]/[.A76])" office:value-type="float" office:value="39622" calcext:value-type="float">
            <text:p>3962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915087" calcext:value-type="float">
            <text:p>2915087</text:p>
          </table:table-cell>
          <table:table-cell table:formula="of:=ROUND([.B77]/[.A77])" office:value-type="float" office:value="28579" calcext:value-type="float">
            <text:p>2857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8652531" calcext:value-type="float">
            <text:p>18652531</text:p>
          </table:table-cell>
          <table:table-cell table:formula="of:=ROUND([.B78]/[.A78])" office:value-type="float" office:value="65219" calcext:value-type="float">
            <text:p>652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016494" calcext:value-type="float">
            <text:p>6016494</text:p>
          </table:table-cell>
          <table:table-cell table:formula="of:=ROUND([.B79]/[.A79])" office:value-type="float" office:value="26159" calcext:value-type="float">
            <text:p>261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094066" calcext:value-type="float">
            <text:p>5094066</text:p>
          </table:table-cell>
          <table:table-cell table:formula="of:=ROUND([.B80]/[.A80])" office:value-type="float" office:value="22342" calcext:value-type="float">
            <text:p>2234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416641" calcext:value-type="float">
            <text:p>13416641</text:p>
          </table:table-cell>
          <table:table-cell table:formula="of:=ROUND([.B81]/[.A81])" office:value-type="float" office:value="53030" calcext:value-type="float">
            <text:p>5303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701302" calcext:value-type="float">
            <text:p>14701302</text:p>
          </table:table-cell>
          <table:table-cell table:formula="of:=ROUND([.B82]/[.A82])" office:value-type="float" office:value="47732" calcext:value-type="float">
            <text:p>4773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7055568" calcext:value-type="float">
            <text:p>17055568</text:p>
          </table:table-cell>
          <table:table-cell table:formula="of:=ROUND([.B83]/[.A83])" office:value-type="float" office:value="54317" calcext:value-type="float">
            <text:p>543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770333" calcext:value-type="float">
            <text:p>2770333</text:p>
          </table:table-cell>
          <table:table-cell table:formula="of:=ROUND([.B84]/[.A84])" office:value-type="float" office:value="22708" calcext:value-type="float">
            <text:p>227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28991" calcext:value-type="float">
            <text:p>1228991</text:p>
          </table:table-cell>
          <table:table-cell table:formula="of:=ROUND([.B85]/[.A85])" office:value-type="float" office:value="58523" calcext:value-type="float">
            <text:p>58523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59754328" calcext:value-type="float">
            <text:p>59754328</text:p>
          </table:table-cell>
          <table:table-cell table:formula="of:=ROUND([.B86]/[.A86])" office:value-type="float" office:value="31549" calcext:value-type="float">
            <text:p>315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824760" calcext:value-type="float">
            <text:p>4824760</text:p>
          </table:table-cell>
          <table:table-cell table:formula="of:=ROUND([.B87]/[.A87])" office:value-type="float" office:value="39874" calcext:value-type="float">
            <text:p>398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0366" calcext:value-type="float">
            <text:p>1600366</text:p>
          </table:table-cell>
          <table:table-cell table:formula="of:=ROUND([.B88]/[.A88])" office:value-type="float" office:value="33341" calcext:value-type="float">
            <text:p>3334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24367" calcext:value-type="float">
            <text:p>1424367</text:p>
          </table:table-cell>
          <table:table-cell table:formula="of:=ROUND([.B89]/[.A89])" office:value-type="float" office:value="49116" calcext:value-type="float">
            <text:p>4911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6308623" calcext:value-type="float">
            <text:p>26308623</text:p>
          </table:table-cell>
          <table:table-cell table:formula="of:=ROUND([.B90]/[.A90])" office:value-type="float" office:value="30136" calcext:value-type="float">
            <text:p>3013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244807" calcext:value-type="float">
            <text:p>14244807</text:p>
          </table:table-cell>
          <table:table-cell table:formula="of:=ROUND([.B91]/[.A91])" office:value-type="float" office:value="37193" calcext:value-type="float">
            <text:p>3719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4338576" calcext:value-type="float">
            <text:p>24338576</text:p>
          </table:table-cell>
          <table:table-cell table:formula="of:=ROUND([.B92]/[.A92])" office:value-type="float" office:value="56470" calcext:value-type="float">
            <text:p>5647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41293" calcext:value-type="float">
            <text:p>2041293</text:p>
          </table:table-cell>
          <table:table-cell table:formula="of:=ROUND([.B93]/[.A93])" office:value-type="float" office:value="55170" calcext:value-type="float">
            <text:p>551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25629" calcext:value-type="float">
            <text:p>7125629</text:p>
          </table:table-cell>
          <table:table-cell table:formula="of:=ROUND([.B94]/[.A94])" office:value-type="float" office:value="46573" calcext:value-type="float">
            <text:p>46573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474004" calcext:value-type="float">
            <text:p>8474004</text:p>
          </table:table-cell>
          <table:table-cell table:formula="of:=ROUND([.B95]/[.A95])" office:value-type="float" office:value="32592" calcext:value-type="float">
            <text:p>32592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3769255" calcext:value-type="float">
            <text:p>33769255</text:p>
          </table:table-cell>
          <table:table-cell table:formula="of:=ROUND([.B96]/[.A96])" office:value-type="float" office:value="33736" calcext:value-type="float">
            <text:p>3373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53439" calcext:value-type="float">
            <text:p>14153439</text:p>
          </table:table-cell>
          <table:table-cell table:formula="of:=ROUND([.B97]/[.A97])" office:value-type="float" office:value="61270" calcext:value-type="float">
            <text:p>6127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1977303" calcext:value-type="float">
            <text:p>11977303</text:p>
          </table:table-cell>
          <table:table-cell table:formula="of:=ROUND([.B98]/[.A98])" office:value-type="float" office:value="26151" calcext:value-type="float">
            <text:p>2615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921937" calcext:value-type="float">
            <text:p>3921937</text:p>
          </table:table-cell>
          <table:table-cell table:formula="of:=ROUND([.B99]/[.A99])" office:value-type="float" office:value="24822" calcext:value-type="float">
            <text:p>2482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202369" calcext:value-type="float">
            <text:p>7202369</text:p>
          </table:table-cell>
          <table:table-cell table:formula="of:=ROUND([.B100]/[.A100])" office:value-type="float" office:value="28356" calcext:value-type="float">
            <text:p>2835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24041383" calcext:value-type="float">
            <text:p>24041383</text:p>
          </table:table-cell>
          <table:table-cell table:formula="of:=ROUND([.B101]/[.A101])" office:value-type="float" office:value="49775" calcext:value-type="float">
            <text:p>49775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40638790" calcext:value-type="float">
            <text:p>40638790</text:p>
          </table:table-cell>
          <table:table-cell table:formula="of:=ROUND([.B102]/[.A102])" office:value-type="float" office:value="28518" calcext:value-type="float">
            <text:p>285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553812" calcext:value-type="float">
            <text:p>4553812</text:p>
          </table:table-cell>
          <table:table-cell table:formula="of:=ROUND([.B103]/[.A103])" office:value-type="float" office:value="29570" calcext:value-type="float">
            <text:p>2957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104333" calcext:value-type="float">
            <text:p>13104333</text:p>
          </table:table-cell>
          <table:table-cell table:formula="of:=ROUND([.B104]/[.A104])" office:value-type="float" office:value="53270" calcext:value-type="float">
            <text:p>532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12756" calcext:value-type="float">
            <text:p>1512756</text:p>
          </table:table-cell>
          <table:table-cell table:formula="of:=ROUND([.B105]/[.A105])" office:value-type="float" office:value="63032" calcext:value-type="float">
            <text:p>630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4676" calcext:value-type="float">
            <text:p>584676</text:p>
          </table:table-cell>
          <table:table-cell table:formula="of:=ROUND([.B106]/[.A106])" office:value-type="float" office:value="97446" calcext:value-type="float">
            <text:p>9744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41788" calcext:value-type="float">
            <text:p>2641788</text:p>
          </table:table-cell>
          <table:table-cell table:formula="of:=ROUND([.B107]/[.A107])" office:value-type="float" office:value="36189" calcext:value-type="float">
            <text:p>361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7026" calcext:value-type="float">
            <text:p>747026</text:p>
          </table:table-cell>
          <table:table-cell table:formula="of:=ROUND([.B108]/[.A108])" office:value-type="float" office:value="83003" calcext:value-type="float">
            <text:p>8300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978962" calcext:value-type="float">
            <text:p>2978962</text:p>
          </table:table-cell>
          <table:table-cell table:formula="of:=ROUND([.B109]/[.A109])" office:value-type="float" office:value="33471" calcext:value-type="float">
            <text:p>334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65963" calcext:value-type="float">
            <text:p>2565963</text:p>
          </table:table-cell>
          <table:table-cell table:formula="of:=ROUND([.B110]/[.A110])" office:value-type="float" office:value="30188" calcext:value-type="float">
            <text:p>301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090140" calcext:value-type="float">
            <text:p>3090140</text:p>
          </table:table-cell>
          <table:table-cell table:formula="of:=ROUND([.B111]/[.A111])" office:value-type="float" office:value="36355" calcext:value-type="float">
            <text:p>363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40120" calcext:value-type="float">
            <text:p>2440120</text:p>
          </table:table-cell>
          <table:table-cell table:formula="of:=ROUND([.B112]/[.A112])" office:value-type="float" office:value="135562" calcext:value-type="float">
            <text:p>13556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7436" calcext:value-type="float">
            <text:p>1107436</text:p>
          </table:table-cell>
          <table:table-cell table:formula="of:=ROUND([.B113]/[.A113])" office:value-type="float" office:value="61524" calcext:value-type="float">
            <text:p>615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97395" calcext:value-type="float">
            <text:p>1797395</text:p>
          </table:table-cell>
          <table:table-cell table:formula="of:=ROUND([.B114]/[.A114])" office:value-type="float" office:value="99855" calcext:value-type="float">
            <text:p>99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86995" calcext:value-type="float">
            <text:p>986995</text:p>
          </table:table-cell>
          <table:table-cell table:formula="of:=ROUND([.B115]/[.A115])" office:value-type="float" office:value="197399" calcext:value-type="float">
            <text:p>1973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7891" calcext:value-type="float">
            <text:p>427891</text:p>
          </table:table-cell>
          <table:table-cell table:formula="of:=ROUND([.B116]/[.A116])" office:value-type="float" office:value="106973" calcext:value-type="float">
            <text:p>1069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1153" calcext:value-type="float">
            <text:p>491153</text:p>
          </table:table-cell>
          <table:table-cell table:formula="of:=ROUND([.B117]/[.A117])" office:value-type="float" office:value="122788" calcext:value-type="float">
            <text:p>1227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1506" calcext:value-type="float">
            <text:p>591506</text:p>
          </table:table-cell>
          <table:table-cell table:formula="of:=ROUND([.B118]/[.A118])" office:value-type="float" office:value="147877" calcext:value-type="float">
            <text:p>1478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3729415" calcext:value-type="float">
            <text:p>123729415</text:p>
          </table:table-cell>
          <table:table-cell table:formula="of:=ROUND([.B119]/[.A119])" office:value-type="float" office:value="4124314" calcext:value-type="float">
            <text:p>41243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71146" calcext:value-type="float">
            <text:p>1171146</text:p>
          </table:table-cell>
          <table:table-cell table:formula="of:=ROUND([.B120]/[.A120])" office:value-type="float" office:value="83653" calcext:value-type="float">
            <text:p>836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27606" calcext:value-type="float">
            <text:p>1227606</text:p>
          </table:table-cell>
          <table:table-cell table:formula="of:=ROUND([.B121]/[.A121])" office:value-type="float" office:value="87686" calcext:value-type="float">
            <text:p>8768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24193" calcext:value-type="float">
            <text:p>824193</text:p>
          </table:table-cell>
          <table:table-cell table:formula="of:=ROUND([.B122]/[.A122])" office:value-type="float" office:value="58871" calcext:value-type="float">
            <text:p>588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2415" calcext:value-type="float">
            <text:p>652415</text:p>
          </table:table-cell>
          <table:table-cell table:formula="of:=ROUND([.B123]/[.A123])" office:value-type="float" office:value="217472" calcext:value-type="float">
            <text:p>2174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76857" calcext:value-type="float">
            <text:p>1076857</text:p>
          </table:table-cell>
          <table:table-cell table:formula="of:=ROUND([.B124]/[.A124])" office:value-type="float" office:value="76918" calcext:value-type="float">
            <text:p>76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9203" calcext:value-type="float">
            <text:p>669203</text:p>
          </table:table-cell>
          <table:table-cell table:formula="of:=ROUND([.B125]/[.A125])" office:value-type="float" office:value="111534" calcext:value-type="float">
            <text:p>1115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3834" calcext:value-type="float">
            <text:p>573834</text:p>
          </table:table-cell>
          <table:table-cell table:formula="of:=ROUND([.B126]/[.A126])" office:value-type="float" office:value="95639" calcext:value-type="float">
            <text:p>956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9958" calcext:value-type="float">
            <text:p>549958</text:p>
          </table:table-cell>
          <table:table-cell table:formula="of:=ROUND([.B127]/[.A127])" office:value-type="float" office:value="91660" calcext:value-type="float">
            <text:p>916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8016" calcext:value-type="float">
            <text:p>538016</text:p>
          </table:table-cell>
          <table:table-cell table:formula="of:=ROUND([.B128]/[.A128])" office:value-type="float" office:value="179339" calcext:value-type="float">
            <text:p>1793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1263" calcext:value-type="float">
            <text:p>631263</text:p>
          </table:table-cell>
          <table:table-cell table:formula="of:=ROUND([.B129]/[.A129])" office:value-type="float" office:value="105211" calcext:value-type="float">
            <text:p>1052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5867" calcext:value-type="float">
            <text:p>545867</text:p>
          </table:table-cell>
          <table:table-cell table:formula="of:=ROUND([.B130]/[.A130])" office:value-type="float" office:value="90978" calcext:value-type="float">
            <text:p>90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2333" calcext:value-type="float">
            <text:p>652333</text:p>
          </table:table-cell>
          <table:table-cell table:formula="of:=ROUND([.B131]/[.A131])" office:value-type="float" office:value="163083" calcext:value-type="float">
            <text:p>1630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6123" calcext:value-type="float">
            <text:p>636123</text:p>
          </table:table-cell>
          <table:table-cell table:formula="of:=ROUND([.B132]/[.A132])" office:value-type="float" office:value="159031" calcext:value-type="float">
            <text:p>1590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08864" calcext:value-type="float">
            <text:p>1108864</text:p>
          </table:table-cell>
          <table:table-cell table:formula="of:=ROUND([.B133]/[.A133])" office:value-type="float" office:value="123207" calcext:value-type="float">
            <text:p>1232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42520" calcext:value-type="float">
            <text:p>942520</text:p>
          </table:table-cell>
          <table:table-cell table:formula="of:=ROUND([.B134]/[.A134])" office:value-type="float" office:value="117815" calcext:value-type="float">
            <text:p>117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2255" calcext:value-type="float">
            <text:p>782255</text:p>
          </table:table-cell>
          <table:table-cell table:formula="of:=ROUND([.B135]/[.A135])" office:value-type="float" office:value="97782" calcext:value-type="float">
            <text:p>977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19830" calcext:value-type="float">
            <text:p>1219830</text:p>
          </table:table-cell>
          <table:table-cell table:formula="of:=ROUND([.B136]/[.A136])" office:value-type="float" office:value="58087" calcext:value-type="float">
            <text:p>580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6003" calcext:value-type="float">
            <text:p>736003</text:p>
          </table:table-cell>
          <table:table-cell table:formula="of:=ROUND([.B137]/[.A137])" office:value-type="float" office:value="147201" calcext:value-type="float">
            <text:p>1472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5937" calcext:value-type="float">
            <text:p>635937</text:p>
          </table:table-cell>
          <table:table-cell table:formula="of:=ROUND([.B138]/[.A138])" office:value-type="float" office:value="127187" calcext:value-type="float">
            <text:p>1271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5240" calcext:value-type="float">
            <text:p>755240</text:p>
          </table:table-cell>
          <table:table-cell table:formula="of:=ROUND([.B139]/[.A139])" office:value-type="float" office:value="151048" calcext:value-type="float">
            <text:p>1510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61765" calcext:value-type="float">
            <text:p>1661765</text:p>
          </table:table-cell>
          <table:table-cell table:formula="of:=ROUND([.B140]/[.A140])" office:value-type="float" office:value="69240" calcext:value-type="float">
            <text:p>692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7715" calcext:value-type="float">
            <text:p>1457715</text:p>
          </table:table-cell>
          <table:table-cell table:formula="of:=ROUND([.B141]/[.A141])" office:value-type="float" office:value="60738" calcext:value-type="float">
            <text:p>607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18335" calcext:value-type="float">
            <text:p>1618335</text:p>
          </table:table-cell>
          <table:table-cell table:formula="of:=ROUND([.B142]/[.A142])" office:value-type="float" office:value="59938" calcext:value-type="float">
            <text:p>5993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977857" calcext:value-type="float">
            <text:p>1977857</text:p>
          </table:table-cell>
          <table:table-cell table:formula="of:=ROUND([.B143]/[.A143])" office:value-type="float" office:value="68202" calcext:value-type="float">
            <text:p>682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65452" calcext:value-type="float">
            <text:p>2365452</text:p>
          </table:table-cell>
          <table:table-cell table:formula="of:=ROUND([.B144]/[.A144])" office:value-type="float" office:value="30720" calcext:value-type="float">
            <text:p>3072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95095" calcext:value-type="float">
            <text:p>2395095</text:p>
          </table:table-cell>
          <table:table-cell table:formula="of:=ROUND([.B145]/[.A145])" office:value-type="float" office:value="31105" calcext:value-type="float">
            <text:p>3110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0815" calcext:value-type="float">
            <text:p>2390815</text:p>
          </table:table-cell>
          <table:table-cell table:formula="of:=ROUND([.B146]/[.A146])" office:value-type="float" office:value="37356" calcext:value-type="float">
            <text:p>373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24992" calcext:value-type="float">
            <text:p>1824992</text:p>
          </table:table-cell>
          <table:table-cell table:formula="of:=ROUND([.B147]/[.A147])" office:value-type="float" office:value="57031" calcext:value-type="float">
            <text:p>5703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659719" calcext:value-type="float">
            <text:p>4659719</text:p>
          </table:table-cell>
          <table:table-cell table:formula="of:=ROUND([.B148]/[.A148])" office:value-type="float" office:value="28942" calcext:value-type="float">
            <text:p>289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41540" calcext:value-type="float">
            <text:p>2641540</text:p>
          </table:table-cell>
          <table:table-cell table:formula="of:=ROUND([.B149]/[.A149])" office:value-type="float" office:value="39426" calcext:value-type="float">
            <text:p>394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20467" calcext:value-type="float">
            <text:p>3820467</text:p>
          </table:table-cell>
          <table:table-cell table:formula="of:=ROUND([.B150]/[.A150])" office:value-type="float" office:value="57022" calcext:value-type="float">
            <text:p>5702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35092" calcext:value-type="float">
            <text:p>2935092</text:p>
          </table:table-cell>
          <table:table-cell table:formula="of:=ROUND([.B151]/[.A151])" office:value-type="float" office:value="43163" calcext:value-type="float">
            <text:p>431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2202389" calcext:value-type="float">
            <text:p>12202389</text:p>
          </table:table-cell>
          <table:table-cell table:formula="of:=ROUND([.B152]/[.A152])" office:value-type="float" office:value="36754" calcext:value-type="float">
            <text:p>367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0605" calcext:value-type="float">
            <text:p>690605</text:p>
          </table:table-cell>
          <table:table-cell table:formula="of:=ROUND([.B153]/[.A153])" office:value-type="float" office:value="115101" calcext:value-type="float">
            <text:p>115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2971" calcext:value-type="float">
            <text:p>672971</text:p>
          </table:table-cell>
          <table:table-cell table:formula="of:=ROUND([.B154]/[.A154])" office:value-type="float" office:value="112162" calcext:value-type="float">
            <text:p>1121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4019" calcext:value-type="float">
            <text:p>494019</text:p>
          </table:table-cell>
          <table:table-cell table:formula="of:=ROUND([.B155]/[.A155])" office:value-type="float" office:value="98804" calcext:value-type="float">
            <text:p>9880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119680" calcext:value-type="float">
            <text:p>3119680</text:p>
          </table:table-cell>
          <table:table-cell table:formula="of:=ROUND([.B156]/[.A156])" office:value-type="float" office:value="28621" calcext:value-type="float">
            <text:p>2862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91429" calcext:value-type="float">
            <text:p>1791429</text:p>
          </table:table-cell>
          <table:table-cell table:formula="of:=ROUND([.B157]/[.A157])" office:value-type="float" office:value="39810" calcext:value-type="float">
            <text:p>398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64316" calcext:value-type="float">
            <text:p>2264316</text:p>
          </table:table-cell>
          <table:table-cell table:formula="of:=ROUND([.B158]/[.A158])" office:value-type="float" office:value="50318" calcext:value-type="float">
            <text:p>503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05875" calcext:value-type="float">
            <text:p>2305875</text:p>
          </table:table-cell>
          <table:table-cell table:formula="of:=ROUND([.B159]/[.A159])" office:value-type="float" office:value="51242" calcext:value-type="float">
            <text:p>51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52145" calcext:value-type="float">
            <text:p>2752145</text:p>
          </table:table-cell>
          <table:table-cell table:formula="of:=ROUND([.B160]/[.A160])" office:value-type="float" office:value="55043" calcext:value-type="float">
            <text:p>55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1586" calcext:value-type="float">
            <text:p>801586</text:p>
          </table:table-cell>
          <table:table-cell table:formula="of:=ROUND([.B161]/[.A161])" office:value-type="float" office:value="160317" calcext:value-type="float">
            <text:p>1603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7648" calcext:value-type="float">
            <text:p>617648</text:p>
          </table:table-cell>
          <table:table-cell table:formula="of:=ROUND([.B162]/[.A162])" office:value-type="float" office:value="123530" calcext:value-type="float">
            <text:p>1235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7225" calcext:value-type="float">
            <text:p>707225</text:p>
          </table:table-cell>
          <table:table-cell table:formula="of:=ROUND([.B163]/[.A163])" office:value-type="float" office:value="141445" calcext:value-type="float">
            <text:p>1414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4494" calcext:value-type="float">
            <text:p>774494</text:p>
          </table:table-cell>
          <table:table-cell table:formula="of:=ROUND([.B164]/[.A164])" office:value-type="float" office:value="86055" calcext:value-type="float">
            <text:p>860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9781" calcext:value-type="float">
            <text:p>689781</text:p>
          </table:table-cell>
          <table:table-cell table:formula="of:=ROUND([.B165]/[.A165])" office:value-type="float" office:value="76642" calcext:value-type="float">
            <text:p>766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4006" calcext:value-type="float">
            <text:p>684006</text:p>
          </table:table-cell>
          <table:table-cell table:formula="of:=ROUND([.B166]/[.A166])" office:value-type="float" office:value="85501" calcext:value-type="float">
            <text:p>8550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8216" calcext:value-type="float">
            <text:p>1238216</text:p>
          </table:table-cell>
          <table:table-cell table:formula="of:=ROUND([.B167]/[.A167])" office:value-type="float" office:value="49529" calcext:value-type="float">
            <text:p>495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12455" calcext:value-type="float">
            <text:p>1512455</text:p>
          </table:table-cell>
          <table:table-cell table:formula="of:=ROUND([.B168]/[.A168])" office:value-type="float" office:value="100830" calcext:value-type="float">
            <text:p>10083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0468" calcext:value-type="float">
            <text:p>980468</text:p>
          </table:table-cell>
          <table:table-cell table:formula="of:=ROUND([.B169]/[.A169])" office:value-type="float" office:value="65365" calcext:value-type="float">
            <text:p>653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98613" calcext:value-type="float">
            <text:p>1198613</text:p>
          </table:table-cell>
          <table:table-cell table:formula="of:=ROUND([.B170]/[.A170])" office:value-type="float" office:value="79908" calcext:value-type="float">
            <text:p>799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4083" calcext:value-type="float">
            <text:p>1164083</text:p>
          </table:table-cell>
          <table:table-cell table:formula="of:=ROUND([.B171]/[.A171])" office:value-type="float" office:value="291021" calcext:value-type="float">
            <text:p>2910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1770" calcext:value-type="float">
            <text:p>1081770</text:p>
          </table:table-cell>
          <table:table-cell table:formula="of:=ROUND([.B172]/[.A172])" office:value-type="float" office:value="270443" calcext:value-type="float">
            <text:p>270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6259" calcext:value-type="float">
            <text:p>1106259</text:p>
          </table:table-cell>
          <table:table-cell table:formula="of:=ROUND([.B173]/[.A173])" office:value-type="float" office:value="276565" calcext:value-type="float">
            <text:p>2765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38977" calcext:value-type="float">
            <text:p>838977</text:p>
          </table:table-cell>
          <table:table-cell table:formula="of:=ROUND([.B174]/[.A174])" office:value-type="float" office:value="83898" calcext:value-type="float">
            <text:p>838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5221" calcext:value-type="float">
            <text:p>1185221</text:p>
          </table:table-cell>
          <table:table-cell table:formula="of:=ROUND([.B175]/[.A175])" office:value-type="float" office:value="118522" calcext:value-type="float">
            <text:p>1185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1291" calcext:value-type="float">
            <text:p>851291</text:p>
          </table:table-cell>
          <table:table-cell table:formula="of:=ROUND([.B176]/[.A176])" office:value-type="float" office:value="94588" calcext:value-type="float">
            <text:p>945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8672" calcext:value-type="float">
            <text:p>1498672</text:p>
          </table:table-cell>
          <table:table-cell table:formula="of:=ROUND([.B177]/[.A177])" office:value-type="float" office:value="166519" calcext:value-type="float">
            <text:p>1665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9260" calcext:value-type="float">
            <text:p>1209260</text:p>
          </table:table-cell>
          <table:table-cell table:formula="of:=ROUND([.B178]/[.A178])" office:value-type="float" office:value="75579" calcext:value-type="float">
            <text:p>755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5617" calcext:value-type="float">
            <text:p>1185617</text:p>
          </table:table-cell>
          <table:table-cell table:formula="of:=ROUND([.B179]/[.A179])" office:value-type="float" office:value="74101" calcext:value-type="float">
            <text:p>74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2272" calcext:value-type="float">
            <text:p>1542272</text:p>
          </table:table-cell>
          <table:table-cell table:formula="of:=ROUND([.B180]/[.A180])" office:value-type="float" office:value="102818" calcext:value-type="float">
            <text:p>1028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3813" calcext:value-type="float">
            <text:p>1173813</text:p>
          </table:table-cell>
          <table:table-cell table:formula="of:=ROUND([.B181]/[.A181])" office:value-type="float" office:value="78254" calcext:value-type="float">
            <text:p>782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60969" calcext:value-type="float">
            <text:p>2060969</text:p>
          </table:table-cell>
          <table:table-cell table:formula="of:=ROUND([.B182]/[.A182])" office:value-type="float" office:value="40411" calcext:value-type="float">
            <text:p>4041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70875" calcext:value-type="float">
            <text:p>2270875</text:p>
          </table:table-cell>
          <table:table-cell table:formula="of:=ROUND([.B183]/[.A183])" office:value-type="float" office:value="42847" calcext:value-type="float">
            <text:p>4284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1455" calcext:value-type="float">
            <text:p>3531455</text:p>
          </table:table-cell>
          <table:table-cell table:formula="of:=ROUND([.B184]/[.A184])" office:value-type="float" office:value="49048" calcext:value-type="float">
            <text:p>4904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354093" calcext:value-type="float">
            <text:p>3354093</text:p>
          </table:table-cell>
          <table:table-cell table:formula="of:=ROUND([.B185]/[.A185])" office:value-type="float" office:value="46585" calcext:value-type="float">
            <text:p>465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0729" calcext:value-type="float">
            <text:p>890729</text:p>
          </table:table-cell>
          <table:table-cell table:formula="of:=ROUND([.B186]/[.A186])" office:value-type="float" office:value="148455" calcext:value-type="float">
            <text:p>1484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1350" calcext:value-type="float">
            <text:p>831350</text:p>
          </table:table-cell>
          <table:table-cell table:formula="of:=ROUND([.B187]/[.A187])" office:value-type="float" office:value="138558" calcext:value-type="float">
            <text:p>1385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9088" calcext:value-type="float">
            <text:p>859088</text:p>
          </table:table-cell>
          <table:table-cell table:formula="of:=ROUND([.B188]/[.A188])" office:value-type="float" office:value="143181" calcext:value-type="float">
            <text:p>1431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07616" calcext:value-type="float">
            <text:p>907616</text:p>
          </table:table-cell>
          <table:table-cell table:formula="of:=ROUND([.B189]/[.A189])" office:value-type="float" office:value="129659" calcext:value-type="float">
            <text:p>1296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12662" calcext:value-type="float">
            <text:p>1312662</text:p>
          </table:table-cell>
          <table:table-cell table:formula="of:=ROUND([.B190]/[.A190])" office:value-type="float" office:value="46881" calcext:value-type="float">
            <text:p>468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82212" calcext:value-type="float">
            <text:p>1282212</text:p>
          </table:table-cell>
          <table:table-cell table:formula="of:=ROUND([.B191]/[.A191])" office:value-type="float" office:value="61058" calcext:value-type="float">
            <text:p>610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53319" calcext:value-type="float">
            <text:p>1553319</text:p>
          </table:table-cell>
          <table:table-cell table:formula="of:=ROUND([.B192]/[.A192])" office:value-type="float" office:value="73968" calcext:value-type="float">
            <text:p>7396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56403" calcext:value-type="float">
            <text:p>1556403</text:p>
          </table:table-cell>
          <table:table-cell table:formula="of:=ROUND([.B193]/[.A193])" office:value-type="float" office:value="77820" calcext:value-type="float">
            <text:p>778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18823" calcext:value-type="float">
            <text:p>1218823</text:p>
          </table:table-cell>
          <table:table-cell table:formula="of:=ROUND([.B194]/[.A194])" office:value-type="float" office:value="71695" calcext:value-type="float">
            <text:p>71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02988" calcext:value-type="float">
            <text:p>1402988</text:p>
          </table:table-cell>
          <table:table-cell table:formula="of:=ROUND([.B195]/[.A195])" office:value-type="float" office:value="60999" calcext:value-type="float">
            <text:p>609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6739" calcext:value-type="float">
            <text:p>1526739</text:p>
          </table:table-cell>
          <table:table-cell table:formula="of:=ROUND([.B196]/[.A196])" office:value-type="float" office:value="66380" calcext:value-type="float">
            <text:p>6638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93266" calcext:value-type="float">
            <text:p>1193266</text:p>
          </table:table-cell>
          <table:table-cell table:formula="of:=ROUND([.B197]/[.A197])" office:value-type="float" office:value="59663" calcext:value-type="float">
            <text:p>59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5099" calcext:value-type="float">
            <text:p>705099</text:p>
          </table:table-cell>
          <table:table-cell table:formula="of:=ROUND([.B198]/[.A198])" office:value-type="float" office:value="100728" calcext:value-type="float">
            <text:p>100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4379" calcext:value-type="float">
            <text:p>1054379</text:p>
          </table:table-cell>
          <table:table-cell table:formula="of:=ROUND([.B199]/[.A199])" office:value-type="float" office:value="131797" calcext:value-type="float">
            <text:p>1317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16464" calcext:value-type="float">
            <text:p>1016464</text:p>
          </table:table-cell>
          <table:table-cell table:formula="of:=ROUND([.B200]/[.A200])" office:value-type="float" office:value="127058" calcext:value-type="float">
            <text:p>1270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17455" calcext:value-type="float">
            <text:p>1817455</text:p>
          </table:table-cell>
          <table:table-cell table:formula="of:=ROUND([.B201]/[.A201])" office:value-type="float" office:value="62671" calcext:value-type="float">
            <text:p>626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874562" calcext:value-type="float">
            <text:p>2874562</text:p>
          </table:table-cell>
          <table:table-cell table:formula="of:=ROUND([.B202]/[.A202])" office:value-type="float" office:value="34633" calcext:value-type="float">
            <text:p>346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01304" calcext:value-type="float">
            <text:p>3701304</text:p>
          </table:table-cell>
          <table:table-cell table:formula="of:=ROUND([.B203]/[.A203])" office:value-type="float" office:value="44594" calcext:value-type="float">
            <text:p>445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42717" calcext:value-type="float">
            <text:p>842717</text:p>
          </table:table-cell>
          <table:table-cell table:formula="of:=ROUND([.B204]/[.A204])" office:value-type="float" office:value="76611" calcext:value-type="float">
            <text:p>766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1355" calcext:value-type="float">
            <text:p>941355</text:p>
          </table:table-cell>
          <table:table-cell table:formula="of:=ROUND([.B205]/[.A205])" office:value-type="float" office:value="188271" calcext:value-type="float">
            <text:p>1882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77731" calcext:value-type="float">
            <text:p>1077731</text:p>
          </table:table-cell>
          <table:table-cell table:formula="of:=ROUND([.B206]/[.A206])" office:value-type="float" office:value="119748" calcext:value-type="float">
            <text:p>1197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273788" calcext:value-type="float">
            <text:p>2273788</text:p>
          </table:table-cell>
          <table:table-cell table:formula="of:=ROUND([.B207]/[.A207])" office:value-type="float" office:value="42107" calcext:value-type="float">
            <text:p>42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007" calcext:value-type="float">
            <text:p>650007</text:p>
          </table:table-cell>
          <table:table-cell table:formula="of:=ROUND([.B208]/[.A208])" office:value-type="float" office:value="162502" calcext:value-type="float">
            <text:p>1625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1677" calcext:value-type="float">
            <text:p>721677</text:p>
          </table:table-cell>
          <table:table-cell table:formula="of:=ROUND([.B209]/[.A209])" office:value-type="float" office:value="144335" calcext:value-type="float">
            <text:p>1443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6596" calcext:value-type="float">
            <text:p>786596</text:p>
          </table:table-cell>
          <table:table-cell table:formula="of:=ROUND([.B210]/[.A210])" office:value-type="float" office:value="196649" calcext:value-type="float">
            <text:p>196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0281" calcext:value-type="float">
            <text:p>820281</text:p>
          </table:table-cell>
          <table:table-cell table:formula="of:=ROUND([.B211]/[.A211])" office:value-type="float" office:value="136714" calcext:value-type="float">
            <text:p>1367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9607" calcext:value-type="float">
            <text:p>929607</text:p>
          </table:table-cell>
          <table:table-cell table:formula="of:=ROUND([.B212]/[.A212])" office:value-type="float" office:value="154935" calcext:value-type="float">
            <text:p>1549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58223" calcext:value-type="float">
            <text:p>1058223</text:p>
          </table:table-cell>
          <table:table-cell table:formula="of:=ROUND([.B213]/[.A213])" office:value-type="float" office:value="96202" calcext:value-type="float">
            <text:p>962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84440" calcext:value-type="float">
            <text:p>984440</text:p>
          </table:table-cell>
          <table:table-cell table:formula="of:=ROUND([.B214]/[.A214])" office:value-type="float" office:value="98444" calcext:value-type="float">
            <text:p>98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1887" calcext:value-type="float">
            <text:p>761887</text:p>
          </table:table-cell>
          <table:table-cell table:formula="of:=ROUND([.B215]/[.A215])" office:value-type="float" office:value="108841" calcext:value-type="float">
            <text:p>1088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7871" calcext:value-type="float">
            <text:p>637871</text:p>
          </table:table-cell>
          <table:table-cell table:formula="of:=ROUND([.B216]/[.A216])" office:value-type="float" office:value="91124" calcext:value-type="float">
            <text:p>9112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12716" calcext:value-type="float">
            <text:p>2012716</text:p>
          </table:table-cell>
          <table:table-cell table:formula="of:=ROUND([.B217]/[.A217])" office:value-type="float" office:value="54398" calcext:value-type="float">
            <text:p>5439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788540" calcext:value-type="float">
            <text:p>1788540</text:p>
          </table:table-cell>
          <table:table-cell table:formula="of:=ROUND([.B218]/[.A218])" office:value-type="float" office:value="45860" calcext:value-type="float">
            <text:p>458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46104" calcext:value-type="float">
            <text:p>2046104</text:p>
          </table:table-cell>
          <table:table-cell table:formula="of:=ROUND([.B219]/[.A219])" office:value-type="float" office:value="66003" calcext:value-type="float">
            <text:p>660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3126" calcext:value-type="float">
            <text:p>843126</text:p>
          </table:table-cell>
          <table:table-cell table:formula="of:=ROUND([.B220]/[.A220])" office:value-type="float" office:value="120447" calcext:value-type="float">
            <text:p>120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2065" calcext:value-type="float">
            <text:p>602065</text:p>
          </table:table-cell>
          <table:table-cell table:formula="of:=ROUND([.B221]/[.A221])" office:value-type="float" office:value="301033" calcext:value-type="float">
            <text:p>3010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2028" calcext:value-type="float">
            <text:p>672028</text:p>
          </table:table-cell>
          <table:table-cell table:formula="of:=ROUND([.B222]/[.A222])" office:value-type="float" office:value="336014" calcext:value-type="float">
            <text:p>3360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1573" calcext:value-type="float">
            <text:p>1451573</text:p>
          </table:table-cell>
          <table:table-cell table:formula="of:=ROUND([.B223]/[.A223])" office:value-type="float" office:value="43987" calcext:value-type="float">
            <text:p>439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5056" calcext:value-type="float">
            <text:p>625056</text:p>
          </table:table-cell>
          <table:table-cell table:formula="of:=ROUND([.B224]/[.A224])" office:value-type="float" office:value="156264" calcext:value-type="float">
            <text:p>1562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3131" calcext:value-type="float">
            <text:p>513131</text:p>
          </table:table-cell>
          <table:table-cell table:formula="of:=ROUND([.B225]/[.A225])" office:value-type="float" office:value="128283" calcext:value-type="float">
            <text:p>1282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7200" calcext:value-type="float">
            <text:p>527200</text:p>
          </table:table-cell>
          <table:table-cell table:formula="of:=ROUND([.B226]/[.A226])" office:value-type="float" office:value="175733" calcext:value-type="float">
            <text:p>1757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2436" calcext:value-type="float">
            <text:p>492436</text:p>
          </table:table-cell>
          <table:table-cell table:formula="of:=ROUND([.B227]/[.A227])" office:value-type="float" office:value="98487" calcext:value-type="float">
            <text:p>984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2332" calcext:value-type="float">
            <text:p>1222332</text:p>
          </table:table-cell>
          <table:table-cell table:formula="of:=ROUND([.B228]/[.A228])" office:value-type="float" office:value="135815" calcext:value-type="float">
            <text:p>1358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0398" calcext:value-type="float">
            <text:p>520398</text:p>
          </table:table-cell>
          <table:table-cell table:formula="of:=ROUND([.B229]/[.A229])" office:value-type="float" office:value="173466" calcext:value-type="float">
            <text:p>1734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8624" calcext:value-type="float">
            <text:p>518624</text:p>
          </table:table-cell>
          <table:table-cell table:formula="of:=ROUND([.B230]/[.A230])" office:value-type="float" office:value="172875" calcext:value-type="float">
            <text:p>1728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81005" calcext:value-type="float">
            <text:p>781005</text:p>
          </table:table-cell>
          <table:table-cell table:formula="of:=ROUND([.B231]/[.A231])" office:value-type="float" office:value="52067" calcext:value-type="float">
            <text:p>520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361020" calcext:value-type="float">
            <text:p>2361020</text:p>
          </table:table-cell>
          <table:table-cell table:formula="of:=ROUND([.B232]/[.A232])" office:value-type="float" office:value="29513" calcext:value-type="float">
            <text:p>295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5717" calcext:value-type="float">
            <text:p>995717</text:p>
          </table:table-cell>
          <table:table-cell table:formula="of:=ROUND([.B233]/[.A233])" office:value-type="float" office:value="52406" calcext:value-type="float">
            <text:p>524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2507" calcext:value-type="float">
            <text:p>1142507</text:p>
          </table:table-cell>
          <table:table-cell table:formula="of:=ROUND([.B234]/[.A234])" office:value-type="float" office:value="60132" calcext:value-type="float">
            <text:p>6013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624597" calcext:value-type="float">
            <text:p>1624597</text:p>
          </table:table-cell>
          <table:table-cell table:formula="of:=ROUND([.B235]/[.A235])" office:value-type="float" office:value="39624" calcext:value-type="float">
            <text:p>396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83457" calcext:value-type="float">
            <text:p>1583457</text:p>
          </table:table-cell>
          <table:table-cell table:formula="of:=ROUND([.B236]/[.A236])" office:value-type="float" office:value="40601" calcext:value-type="float">
            <text:p>4060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14559" calcext:value-type="float">
            <text:p>1814559</text:p>
          </table:table-cell>
          <table:table-cell table:formula="of:=ROUND([.B237]/[.A237])" office:value-type="float" office:value="44258" calcext:value-type="float">
            <text:p>442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1126" calcext:value-type="float">
            <text:p>1221126</text:p>
          </table:table-cell>
          <table:table-cell table:formula="of:=ROUND([.B238]/[.A238])" office:value-type="float" office:value="67840" calcext:value-type="float">
            <text:p>678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80745" calcext:value-type="float">
            <text:p>980745</text:p>
          </table:table-cell>
          <table:table-cell table:formula="of:=ROUND([.B239]/[.A239])" office:value-type="float" office:value="51618" calcext:value-type="float">
            <text:p>516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9424" calcext:value-type="float">
            <text:p>1059424</text:p>
          </table:table-cell>
          <table:table-cell table:formula="of:=ROUND([.B240]/[.A240])" office:value-type="float" office:value="58857" calcext:value-type="float">
            <text:p>58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3592" calcext:value-type="float">
            <text:p>983592</text:p>
          </table:table-cell>
          <table:table-cell table:formula="of:=ROUND([.B241]/[.A241])" office:value-type="float" office:value="65573" calcext:value-type="float">
            <text:p>655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45536" calcext:value-type="float">
            <text:p>1145536</text:p>
          </table:table-cell>
          <table:table-cell table:formula="of:=ROUND([.B242]/[.A242])" office:value-type="float" office:value="127282" calcext:value-type="float">
            <text:p>127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36370" calcext:value-type="float">
            <text:p>1036370</text:p>
          </table:table-cell>
          <table:table-cell table:formula="of:=ROUND([.B243]/[.A243])" office:value-type="float" office:value="103637" calcext:value-type="float">
            <text:p>1036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153" calcext:value-type="float">
            <text:p>609153</text:p>
          </table:table-cell>
          <table:table-cell table:formula="of:=ROUND([.B244]/[.A244])" office:value-type="float" office:value="304577" calcext:value-type="float">
            <text:p>3045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74361" calcext:value-type="float">
            <text:p>2574361</text:p>
          </table:table-cell>
          <table:table-cell table:formula="of:=ROUND([.B245]/[.A245])" office:value-type="float" office:value="85812" calcext:value-type="float">
            <text:p>858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63518" calcext:value-type="float">
            <text:p>2463518</text:p>
          </table:table-cell>
          <table:table-cell table:formula="of:=ROUND([.B246]/[.A246])" office:value-type="float" office:value="34216" calcext:value-type="float">
            <text:p>342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63044" calcext:value-type="float">
            <text:p>2663044</text:p>
          </table:table-cell>
          <table:table-cell table:formula="of:=ROUND([.B247]/[.A247])" office:value-type="float" office:value="36987" calcext:value-type="float">
            <text:p>3698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34096" calcext:value-type="float">
            <text:p>4434096</text:p>
          </table:table-cell>
          <table:table-cell table:formula="of:=ROUND([.B248]/[.A248])" office:value-type="float" office:value="61585" calcext:value-type="float">
            <text:p>615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12145" calcext:value-type="float">
            <text:p>2912145</text:p>
          </table:table-cell>
          <table:table-cell table:formula="of:=ROUND([.B249]/[.A249])" office:value-type="float" office:value="37820" calcext:value-type="float">
            <text:p>3782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225646" calcext:value-type="float">
            <text:p>5225646</text:p>
          </table:table-cell>
          <table:table-cell table:formula="of:=ROUND([.B250]/[.A250])" office:value-type="float" office:value="46245" calcext:value-type="float">
            <text:p>462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167150" calcext:value-type="float">
            <text:p>4167150</text:p>
          </table:table-cell>
          <table:table-cell table:formula="of:=ROUND([.B251]/[.A251])" office:value-type="float" office:value="36877" calcext:value-type="float">
            <text:p>368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14604" calcext:value-type="float">
            <text:p>2714604</text:p>
          </table:table-cell>
          <table:table-cell table:formula="of:=ROUND([.B252]/[.A252])" office:value-type="float" office:value="34803" calcext:value-type="float">
            <text:p>3480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17940" calcext:value-type="float">
            <text:p>3617940</text:p>
          </table:table-cell>
          <table:table-cell table:formula="of:=ROUND([.B253]/[.A253])" office:value-type="float" office:value="42564" calcext:value-type="float">
            <text:p>4256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893812" calcext:value-type="float">
            <text:p>8893812</text:p>
          </table:table-cell>
          <table:table-cell table:formula="of:=ROUND([.B254]/[.A254])" office:value-type="float" office:value="37058" calcext:value-type="float">
            <text:p>370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87149" calcext:value-type="float">
            <text:p>1687149</text:p>
          </table:table-cell>
          <table:table-cell table:formula="of:=ROUND([.B255]/[.A255])" office:value-type="float" office:value="88797" calcext:value-type="float">
            <text:p>887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77679" calcext:value-type="float">
            <text:p>1677679</text:p>
          </table:table-cell>
          <table:table-cell table:formula="of:=ROUND([.B256]/[.A256])" office:value-type="float" office:value="76258" calcext:value-type="float">
            <text:p>7625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490685" calcext:value-type="float">
            <text:p>5490685</text:p>
          </table:table-cell>
          <table:table-cell table:formula="of:=ROUND([.B257]/[.A257])" office:value-type="float" office:value="48164" calcext:value-type="float">
            <text:p>481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62673" calcext:value-type="float">
            <text:p>1162673</text:p>
          </table:table-cell>
          <table:table-cell table:formula="of:=ROUND([.B258]/[.A258])" office:value-type="float" office:value="83048" calcext:value-type="float">
            <text:p>830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06731" calcext:value-type="float">
            <text:p>1606731</text:p>
          </table:table-cell>
          <table:table-cell table:formula="of:=ROUND([.B259]/[.A259])" office:value-type="float" office:value="44631" calcext:value-type="float">
            <text:p>446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799282" calcext:value-type="float">
            <text:p>1799282</text:p>
          </table:table-cell>
          <table:table-cell table:formula="of:=ROUND([.B260]/[.A260])" office:value-type="float" office:value="43885" calcext:value-type="float">
            <text:p>438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11058" calcext:value-type="float">
            <text:p>1911058</text:p>
          </table:table-cell>
          <table:table-cell table:formula="of:=ROUND([.B261]/[.A261])" office:value-type="float" office:value="46611" calcext:value-type="float">
            <text:p>466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66953" calcext:value-type="float">
            <text:p>1466953</text:p>
          </table:table-cell>
          <table:table-cell table:formula="of:=ROUND([.B262]/[.A262])" office:value-type="float" office:value="37614" calcext:value-type="float">
            <text:p>376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58812" calcext:value-type="float">
            <text:p>3758812</text:p>
          </table:table-cell>
          <table:table-cell table:formula="of:=ROUND([.B263]/[.A263])" office:value-type="float" office:value="25059" calcext:value-type="float">
            <text:p>2505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844699" calcext:value-type="float">
            <text:p>3844699</text:p>
          </table:table-cell>
          <table:table-cell table:formula="of:=ROUND([.B264]/[.A264])" office:value-type="float" office:value="30758" calcext:value-type="float">
            <text:p>307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078776" calcext:value-type="float">
            <text:p>3078776</text:p>
          </table:table-cell>
          <table:table-cell table:formula="of:=ROUND([.B265]/[.A265])" office:value-type="float" office:value="45952" calcext:value-type="float">
            <text:p>459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490764" calcext:value-type="float">
            <text:p>6490764</text:p>
          </table:table-cell>
          <table:table-cell table:formula="of:=ROUND([.B266]/[.A266])" office:value-type="float" office:value="34710" calcext:value-type="float">
            <text:p>3471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839075" calcext:value-type="float">
            <text:p>7839075</text:p>
          </table:table-cell>
          <table:table-cell table:formula="of:=ROUND([.B267]/[.A267])" office:value-type="float" office:value="31866" calcext:value-type="float">
            <text:p>318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643848" calcext:value-type="float">
            <text:p>7643848</text:p>
          </table:table-cell>
          <table:table-cell table:formula="of:=ROUND([.B268]/[.A268])" office:value-type="float" office:value="28311" calcext:value-type="float">
            <text:p>2831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47422" calcext:value-type="float">
            <text:p>3547422</text:p>
          </table:table-cell>
          <table:table-cell table:formula="of:=ROUND([.B269]/[.A269])" office:value-type="float" office:value="32249" calcext:value-type="float">
            <text:p>322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576934" calcext:value-type="float">
            <text:p>4576934</text:p>
          </table:table-cell>
          <table:table-cell table:formula="of:=ROUND([.B270]/[.A270])" office:value-type="float" office:value="28968" calcext:value-type="float">
            <text:p>28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136040" calcext:value-type="float">
            <text:p>2136040</text:p>
          </table:table-cell>
          <table:table-cell table:formula="of:=ROUND([.B271]/[.A271])" office:value-type="float" office:value="97093" calcext:value-type="float">
            <text:p>97093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101148926" calcext:value-type="float">
            <text:p>101148926</text:p>
          </table:table-cell>
          <table:table-cell table:formula="of:=ROUND([.B272]/[.A272])" office:value-type="float" office:value="27441" calcext:value-type="float">
            <text:p>27441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float" office:value="95753671" calcext:value-type="float">
            <text:p>95753671</text:p>
          </table:table-cell>
          <table:table-cell table:formula="of:=ROUND([.B273]/[.A273])" office:value-type="float" office:value="28473" calcext:value-type="float">
            <text:p>284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27705" calcext:value-type="float">
            <text:p>2327705</text:p>
          </table:table-cell>
          <table:table-cell table:formula="of:=ROUND([.B274]/[.A274])" office:value-type="float" office:value="145482" calcext:value-type="float">
            <text:p>1454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213514" calcext:value-type="float">
            <text:p>4213514</text:p>
          </table:table-cell>
          <table:table-cell table:formula="of:=ROUND([.B275]/[.A275])" office:value-type="float" office:value="72647" calcext:value-type="float">
            <text:p>726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685644" calcext:value-type="float">
            <text:p>3685644</text:p>
          </table:table-cell>
          <table:table-cell table:formula="of:=ROUND([.B276]/[.A276])" office:value-type="float" office:value="58502" calcext:value-type="float">
            <text:p>585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074711" calcext:value-type="float">
            <text:p>3074711</text:p>
          </table:table-cell>
          <table:table-cell table:formula="of:=ROUND([.B277]/[.A277])" office:value-type="float" office:value="35342" calcext:value-type="float">
            <text:p>3534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015027" calcext:value-type="float">
            <text:p>4015027</text:p>
          </table:table-cell>
          <table:table-cell table:formula="of:=ROUND([.B278]/[.A278])" office:value-type="float" office:value="37524" calcext:value-type="float">
            <text:p>375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162408" calcext:value-type="float">
            <text:p>7162408</text:p>
          </table:table-cell>
          <table:table-cell table:formula="of:=ROUND([.B279]/[.A279])" office:value-type="float" office:value="65710" calcext:value-type="float">
            <text:p>6571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60989" calcext:value-type="float">
            <text:p>4860989</text:p>
          </table:table-cell>
          <table:table-cell table:formula="of:=ROUND([.B280]/[.A280])" office:value-type="float" office:value="43402" calcext:value-type="float">
            <text:p>434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98921" calcext:value-type="float">
            <text:p>4498921</text:p>
          </table:table-cell>
          <table:table-cell table:formula="of:=ROUND([.B281]/[.A281])" office:value-type="float" office:value="40169" calcext:value-type="float">
            <text:p>401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8293" calcext:value-type="float">
            <text:p>1078293</text:p>
          </table:table-cell>
          <table:table-cell table:formula="of:=ROUND([.B282]/[.A282])" office:value-type="float" office:value="29953" calcext:value-type="float">
            <text:p>299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67792" calcext:value-type="float">
            <text:p>1467792</text:p>
          </table:table-cell>
          <table:table-cell table:formula="of:=ROUND([.B283]/[.A283])" office:value-type="float" office:value="40772" calcext:value-type="float">
            <text:p>407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8748" calcext:value-type="float">
            <text:p>1408748</text:p>
          </table:table-cell>
          <table:table-cell table:formula="of:=ROUND([.B284]/[.A284])" office:value-type="float" office:value="88047" calcext:value-type="float">
            <text:p>880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80854" calcext:value-type="float">
            <text:p>1180854</text:p>
          </table:table-cell>
          <table:table-cell table:formula="of:=ROUND([.B285]/[.A285])" office:value-type="float" office:value="73803" calcext:value-type="float">
            <text:p>738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9897" calcext:value-type="float">
            <text:p>1139897</text:p>
          </table:table-cell>
          <table:table-cell table:formula="of:=ROUND([.B286]/[.A286])" office:value-type="float" office:value="56995" calcext:value-type="float">
            <text:p>56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7820" calcext:value-type="float">
            <text:p>767820</text:p>
          </table:table-cell>
          <table:table-cell table:formula="of:=ROUND([.B287]/[.A287])" office:value-type="float" office:value="127970" calcext:value-type="float">
            <text:p>12797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8917" calcext:value-type="float">
            <text:p>658917</text:p>
          </table:table-cell>
          <table:table-cell table:formula="of:=ROUND([.B288]/[.A288])" office:value-type="float" office:value="329459" calcext:value-type="float">
            <text:p>3294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18751" calcext:value-type="float">
            <text:p>918751</text:p>
          </table:table-cell>
          <table:table-cell table:formula="of:=ROUND([.B289]/[.A289])" office:value-type="float" office:value="183750" calcext:value-type="float">
            <text:p>1837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7900" calcext:value-type="float">
            <text:p>507900</text:p>
          </table:table-cell>
          <table:table-cell table:formula="of:=ROUND([.B290]/[.A290])" office:value-type="float" office:value="126975" calcext:value-type="float">
            <text:p>1269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9506" calcext:value-type="float">
            <text:p>379506</text:p>
          </table:table-cell>
          <table:table-cell table:formula="of:=ROUND([.B291]/[.A291])" office:value-type="float" office:value="126502" calcext:value-type="float">
            <text:p>126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4201" calcext:value-type="float">
            <text:p>604201</text:p>
          </table:table-cell>
          <table:table-cell table:formula="of:=ROUND([.B292]/[.A292])" office:value-type="float" office:value="201400" calcext:value-type="float">
            <text:p>2014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3467" calcext:value-type="float">
            <text:p>473467</text:p>
          </table:table-cell>
          <table:table-cell table:formula="of:=ROUND([.B293]/[.A293])" office:value-type="float" office:value="157822" calcext:value-type="float">
            <text:p>1578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553939" calcext:value-type="float">
            <text:p>13553939</text:p>
          </table:table-cell>
          <table:table-cell table:formula="of:=ROUND([.B294]/[.A294])" office:value-type="float" office:value="63934" calcext:value-type="float">
            <text:p>6393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166377" calcext:value-type="float">
            <text:p>8166377</text:p>
          </table:table-cell>
          <table:table-cell table:formula="of:=ROUND([.B295]/[.A295])" office:value-type="float" office:value="46665" calcext:value-type="float">
            <text:p>466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7721086" calcext:value-type="float">
            <text:p>7721086</text:p>
          </table:table-cell>
          <table:table-cell table:formula="of:=ROUND([.B296]/[.A296])" office:value-type="float" office:value="41736" calcext:value-type="float">
            <text:p>41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8553" calcext:value-type="float">
            <text:p>748553</text:p>
          </table:table-cell>
          <table:table-cell table:formula="of:=ROUND([.B297]/[.A297])" office:value-type="float" office:value="57581" calcext:value-type="float">
            <text:p>57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7942" calcext:value-type="float">
            <text:p>477942</text:p>
          </table:table-cell>
          <table:table-cell table:formula="of:=ROUND([.B298]/[.A298])" office:value-type="float" office:value="79657" calcext:value-type="float">
            <text:p>796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50221" calcext:value-type="float">
            <text:p>2350221</text:p>
          </table:table-cell>
          <table:table-cell table:formula="of:=ROUND([.B299]/[.A299])" office:value-type="float" office:value="213656" calcext:value-type="float">
            <text:p>2136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6140" calcext:value-type="float">
            <text:p>966140</text:p>
          </table:table-cell>
          <table:table-cell table:formula="of:=ROUND([.B300]/[.A300])" office:value-type="float" office:value="87831" calcext:value-type="float">
            <text:p>878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136075" calcext:value-type="float">
            <text:p>2136075</text:p>
          </table:table-cell>
          <table:table-cell table:formula="of:=ROUND([.B301]/[.A301])" office:value-type="float" office:value="53402" calcext:value-type="float">
            <text:p>5340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758136" calcext:value-type="float">
            <text:p>1758136</text:p>
          </table:table-cell>
          <table:table-cell table:formula="of:=ROUND([.B302]/[.A302])" office:value-type="float" office:value="39958" calcext:value-type="float">
            <text:p>3995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73354" calcext:value-type="float">
            <text:p>1673354</text:p>
          </table:table-cell>
          <table:table-cell table:formula="of:=ROUND([.B303]/[.A303])" office:value-type="float" office:value="38031" calcext:value-type="float">
            <text:p>380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870745" calcext:value-type="float">
            <text:p>1870745</text:p>
          </table:table-cell>
          <table:table-cell table:formula="of:=ROUND([.B304]/[.A304])" office:value-type="float" office:value="42517" calcext:value-type="float">
            <text:p>425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98087" calcext:value-type="float">
            <text:p>798087</text:p>
          </table:table-cell>
          <table:table-cell table:formula="of:=ROUND([.B305]/[.A305])" office:value-type="float" office:value="72553" calcext:value-type="float">
            <text:p>725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363733" calcext:value-type="float">
            <text:p>1363733</text:p>
          </table:table-cell>
          <table:table-cell table:formula="of:=ROUND([.B306]/[.A306])" office:value-type="float" office:value="32470" calcext:value-type="float">
            <text:p>3247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02435" calcext:value-type="float">
            <text:p>1902435</text:p>
          </table:table-cell>
          <table:table-cell table:formula="of:=ROUND([.B307]/[.A307])" office:value-type="float" office:value="45296" calcext:value-type="float">
            <text:p>452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61305" calcext:value-type="float">
            <text:p>1361305</text:p>
          </table:table-cell>
          <table:table-cell table:formula="of:=ROUND([.B308]/[.A308])" office:value-type="float" office:value="31658" calcext:value-type="float">
            <text:p>316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73297" calcext:value-type="float">
            <text:p>1773297</text:p>
          </table:table-cell>
          <table:table-cell table:formula="of:=ROUND([.B309]/[.A309])" office:value-type="float" office:value="41239" calcext:value-type="float">
            <text:p>4123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956162" calcext:value-type="float">
            <text:p>3956162</text:p>
          </table:table-cell>
          <table:table-cell table:formula="of:=ROUND([.B310]/[.A310])" office:value-type="float" office:value="40785" calcext:value-type="float">
            <text:p>4078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296315" calcext:value-type="float">
            <text:p>7296315</text:p>
          </table:table-cell>
          <table:table-cell table:formula="of:=ROUND([.B311]/[.A311])" office:value-type="float" office:value="51383" calcext:value-type="float">
            <text:p>5138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76539" calcext:value-type="float">
            <text:p>3476539</text:p>
          </table:table-cell>
          <table:table-cell table:formula="of:=ROUND([.B312]/[.A312])" office:value-type="float" office:value="27374" calcext:value-type="float">
            <text:p>273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550925" calcext:value-type="float">
            <text:p>3550925</text:p>
          </table:table-cell>
          <table:table-cell table:formula="of:=ROUND([.B313]/[.A313])" office:value-type="float" office:value="37378" calcext:value-type="float">
            <text:p>373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061983" calcext:value-type="float">
            <text:p>4061983</text:p>
          </table:table-cell>
          <table:table-cell table:formula="of:=ROUND([.B314]/[.A314])" office:value-type="float" office:value="39823" calcext:value-type="float">
            <text:p>398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1867222" calcext:value-type="float">
            <text:p>71867222</text:p>
          </table:table-cell>
          <table:table-cell table:formula="of:=ROUND([.B315]/[.A315])" office:value-type="float" office:value="697740" calcext:value-type="float">
            <text:p>6977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041215" calcext:value-type="float">
            <text:p>7041215</text:p>
          </table:table-cell>
          <table:table-cell table:formula="of:=ROUND([.B316]/[.A316])" office:value-type="float" office:value="67704" calcext:value-type="float">
            <text:p>6770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38430" calcext:value-type="float">
            <text:p>3738430</text:p>
          </table:table-cell>
          <table:table-cell table:formula="of:=ROUND([.B317]/[.A317])" office:value-type="float" office:value="35946" calcext:value-type="float">
            <text:p>359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625497" calcext:value-type="float">
            <text:p>6625497</text:p>
          </table:table-cell>
          <table:table-cell table:formula="of:=ROUND([.B318]/[.A318])" office:value-type="float" office:value="63707" calcext:value-type="float">
            <text:p>63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682380" calcext:value-type="float">
            <text:p>3682380</text:p>
          </table:table-cell>
          <table:table-cell table:formula="of:=ROUND([.B319]/[.A319])" office:value-type="float" office:value="36459" calcext:value-type="float">
            <text:p>3645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951219" calcext:value-type="float">
            <text:p>3951219</text:p>
          </table:table-cell>
          <table:table-cell table:formula="of:=ROUND([.B320]/[.A320])" office:value-type="float" office:value="38737" calcext:value-type="float">
            <text:p>387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71790" calcext:value-type="float">
            <text:p>3871790</text:p>
          </table:table-cell>
          <table:table-cell table:formula="of:=ROUND([.B321]/[.A321])" office:value-type="float" office:value="39109" calcext:value-type="float">
            <text:p>39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2046" calcext:value-type="float">
            <text:p>922046</text:p>
          </table:table-cell>
          <table:table-cell table:formula="of:=ROUND([.B322]/[.A322])" office:value-type="float" office:value="184409" calcext:value-type="float">
            <text:p>1844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6019" calcext:value-type="float">
            <text:p>966019</text:p>
          </table:table-cell>
          <table:table-cell table:formula="of:=ROUND([.B323]/[.A323])" office:value-type="float" office:value="193204" calcext:value-type="float">
            <text:p>19320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213264" calcext:value-type="float">
            <text:p>3213264</text:p>
          </table:table-cell>
          <table:table-cell table:formula="of:=ROUND([.B324]/[.A324])" office:value-type="float" office:value="34551" calcext:value-type="float">
            <text:p>345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7753" calcext:value-type="float">
            <text:p>1207753</text:p>
          </table:table-cell>
          <table:table-cell table:formula="of:=ROUND([.B325]/[.A325])" office:value-type="float" office:value="109796" calcext:value-type="float">
            <text:p>1097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69586" calcext:value-type="float">
            <text:p>2369586</text:p>
          </table:table-cell>
          <table:table-cell table:formula="of:=ROUND([.B326]/[.A326])" office:value-type="float" office:value="50417" calcext:value-type="float">
            <text:p>5041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13049" calcext:value-type="float">
            <text:p>2513049</text:p>
          </table:table-cell>
          <table:table-cell table:formula="of:=ROUND([.B327]/[.A327])" office:value-type="float" office:value="46538" calcext:value-type="float">
            <text:p>465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64873" calcext:value-type="float">
            <text:p>2464873</text:p>
          </table:table-cell>
          <table:table-cell table:formula="of:=ROUND([.B328]/[.A328])" office:value-type="float" office:value="44016" calcext:value-type="float">
            <text:p>440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690751" calcext:value-type="float">
            <text:p>5690751</text:p>
          </table:table-cell>
          <table:table-cell table:formula="of:=ROUND([.B329]/[.A329])" office:value-type="float" office:value="40941" calcext:value-type="float">
            <text:p>409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50443" calcext:value-type="float">
            <text:p>1750443</text:p>
          </table:table-cell>
          <table:table-cell table:formula="of:=ROUND([.B330]/[.A330])" office:value-type="float" office:value="48623" calcext:value-type="float">
            <text:p>486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8763539" calcext:value-type="float">
            <text:p>128763539</text:p>
          </table:table-cell>
          <table:table-cell table:formula="of:=ROUND([.B331]/[.A331])" office:value-type="float" office:value="836127" calcext:value-type="float">
            <text:p>83612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41847" calcext:value-type="float">
            <text:p>2041847</text:p>
          </table:table-cell>
          <table:table-cell table:formula="of:=ROUND([.B332]/[.A332])" office:value-type="float" office:value="47485" calcext:value-type="float">
            <text:p>474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25137" calcext:value-type="float">
            <text:p>1125137</text:p>
          </table:table-cell>
          <table:table-cell table:formula="of:=ROUND([.B333]/[.A333])" office:value-type="float" office:value="102285" calcext:value-type="float">
            <text:p>1022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078541" calcext:value-type="float">
            <text:p>3078541</text:p>
          </table:table-cell>
          <table:table-cell table:formula="of:=ROUND([.B334]/[.A334])" office:value-type="float" office:value="41602" calcext:value-type="float">
            <text:p>416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3130342" calcext:value-type="float">
            <text:p>23130342</text:p>
          </table:table-cell>
          <table:table-cell table:formula="of:=ROUND([.B335]/[.A335])" office:value-type="float" office:value="34626" calcext:value-type="float">
            <text:p>346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79057" calcext:value-type="float">
            <text:p>879057</text:p>
          </table:table-cell>
          <table:table-cell table:formula="of:=ROUND([.B336]/[.A336])" office:value-type="float" office:value="41860" calcext:value-type="float">
            <text:p>418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98139" calcext:value-type="float">
            <text:p>1798139</text:p>
          </table:table-cell>
          <table:table-cell table:formula="of:=ROUND([.B337]/[.A337])" office:value-type="float" office:value="39959" calcext:value-type="float">
            <text:p>3995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1362910" calcext:value-type="float">
            <text:p>11362910</text:p>
          </table:table-cell>
          <table:table-cell table:formula="of:=ROUND([.B338]/[.A338])" office:value-type="float" office:value="27714" calcext:value-type="float">
            <text:p>277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12175" calcext:value-type="float">
            <text:p>2212175</text:p>
          </table:table-cell>
          <table:table-cell table:formula="of:=ROUND([.B339]/[.A339])" office:value-type="float" office:value="48091" calcext:value-type="float">
            <text:p>4809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77863" calcext:value-type="float">
            <text:p>3477863</text:p>
          </table:table-cell>
          <table:table-cell table:formula="of:=ROUND([.B340]/[.A340])" office:value-type="float" office:value="48984" calcext:value-type="float">
            <text:p>48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55165" calcext:value-type="float">
            <text:p>2055165</text:p>
          </table:table-cell>
          <table:table-cell table:formula="of:=ROUND([.B341]/[.A341])" office:value-type="float" office:value="45670" calcext:value-type="float">
            <text:p>456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73866" calcext:value-type="float">
            <text:p>3773866</text:p>
          </table:table-cell>
          <table:table-cell table:formula="of:=ROUND([.B342]/[.A342])" office:value-type="float" office:value="51697" calcext:value-type="float">
            <text:p>516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967939" calcext:value-type="float">
            <text:p>2967939</text:p>
          </table:table-cell>
          <table:table-cell table:formula="of:=ROUND([.B343]/[.A343])" office:value-type="float" office:value="39052" calcext:value-type="float">
            <text:p>390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01324" calcext:value-type="float">
            <text:p>1101324</text:p>
          </table:table-cell>
          <table:table-cell table:formula="of:=ROUND([.B344]/[.A344])" office:value-type="float" office:value="33373" calcext:value-type="float">
            <text:p>3337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0292743" calcext:value-type="float">
            <text:p>20292743</text:p>
          </table:table-cell>
          <table:table-cell table:formula="of:=ROUND([.B345]/[.A345])" office:value-type="float" office:value="53970" calcext:value-type="float">
            <text:p>539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43738" calcext:value-type="float">
            <text:p>943738</text:p>
          </table:table-cell>
          <table:table-cell table:formula="of:=ROUND([.B346]/[.A346])" office:value-type="float" office:value="49670" calcext:value-type="float">
            <text:p>4967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1139140" calcext:value-type="float">
            <text:p>21139140</text:p>
          </table:table-cell>
          <table:table-cell table:formula="of:=ROUND([.B347]/[.A347])" office:value-type="float" office:value="35057" calcext:value-type="float">
            <text:p>3505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5111543" calcext:value-type="float">
            <text:p>15111543</text:p>
          </table:table-cell>
          <table:table-cell table:formula="of:=ROUND([.B348]/[.A348])" office:value-type="float" office:value="29806" calcext:value-type="float">
            <text:p>298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14334" calcext:value-type="float">
            <text:p>3714334</text:p>
          </table:table-cell>
          <table:table-cell table:formula="of:=ROUND([.B349]/[.A349])" office:value-type="float" office:value="35375" calcext:value-type="float">
            <text:p>3537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654573" calcext:value-type="float">
            <text:p>8654573</text:p>
          </table:table-cell>
          <table:table-cell table:formula="of:=ROUND([.B350]/[.A350])" office:value-type="float" office:value="36672" calcext:value-type="float">
            <text:p>366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03152" calcext:value-type="float">
            <text:p>1903152</text:p>
          </table:table-cell>
          <table:table-cell table:formula="of:=ROUND([.B351]/[.A351])" office:value-type="float" office:value="45313" calcext:value-type="float">
            <text:p>453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4656" calcext:value-type="float">
            <text:p>1454656</text:p>
          </table:table-cell>
          <table:table-cell table:formula="of:=ROUND([.B352]/[.A352])" office:value-type="float" office:value="66121" calcext:value-type="float">
            <text:p>661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6490" calcext:value-type="float">
            <text:p>1476490</text:p>
          </table:table-cell>
          <table:table-cell table:formula="of:=ROUND([.B353]/[.A353])" office:value-type="float" office:value="49216" calcext:value-type="float">
            <text:p>492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98060" calcext:value-type="float">
            <text:p>1298060</text:p>
          </table:table-cell>
          <table:table-cell table:formula="of:=ROUND([.B354]/[.A354])" office:value-type="float" office:value="30187" calcext:value-type="float">
            <text:p>3018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80706" calcext:value-type="float">
            <text:p>8380706</text:p>
          </table:table-cell>
          <table:table-cell table:formula="of:=ROUND([.B355]/[.A355])" office:value-type="float" office:value="26272" calcext:value-type="float">
            <text:p>262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217" calcext:value-type="float">
            <text:p>700217</text:p>
          </table:table-cell>
          <table:table-cell table:formula="of:=ROUND([.B356]/[.A356])" office:value-type="float" office:value="77802" calcext:value-type="float">
            <text:p>778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36541" calcext:value-type="float">
            <text:p>1136541</text:p>
          </table:table-cell>
          <table:table-cell table:formula="of:=ROUND([.B357]/[.A357])" office:value-type="float" office:value="87426" calcext:value-type="float">
            <text:p>874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2463" calcext:value-type="float">
            <text:p>802463</text:p>
          </table:table-cell>
          <table:table-cell table:formula="of:=ROUND([.B358]/[.A358])" office:value-type="float" office:value="61728" calcext:value-type="float">
            <text:p>617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72985" calcext:value-type="float">
            <text:p>1272985</text:p>
          </table:table-cell>
          <table:table-cell table:formula="of:=ROUND([.B359]/[.A359])" office:value-type="float" office:value="47148" calcext:value-type="float">
            <text:p>471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12704" calcext:value-type="float">
            <text:p>1112704</text:p>
          </table:table-cell>
          <table:table-cell table:formula="of:=ROUND([.B360]/[.A360])" office:value-type="float" office:value="41211" calcext:value-type="float">
            <text:p>412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84224" calcext:value-type="float">
            <text:p>1284224</text:p>
          </table:table-cell>
          <table:table-cell table:formula="of:=ROUND([.B361]/[.A361])" office:value-type="float" office:value="42807" calcext:value-type="float">
            <text:p>428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6083" calcext:value-type="float">
            <text:p>1176083</text:p>
          </table:table-cell>
          <table:table-cell table:formula="of:=ROUND([.B362]/[.A362])" office:value-type="float" office:value="73505" calcext:value-type="float">
            <text:p>735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3806" calcext:value-type="float">
            <text:p>1283806</text:p>
          </table:table-cell>
          <table:table-cell table:formula="of:=ROUND([.B363]/[.A363])" office:value-type="float" office:value="80238" calcext:value-type="float">
            <text:p>8023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44047" calcext:value-type="float">
            <text:p>1244047</text:p>
          </table:table-cell>
          <table:table-cell table:formula="of:=ROUND([.B364]/[.A364])" office:value-type="float" office:value="54089" calcext:value-type="float">
            <text:p>540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91962" calcext:value-type="float">
            <text:p>1591962</text:p>
          </table:table-cell>
          <table:table-cell table:formula="of:=ROUND([.B365]/[.A365])" office:value-type="float" office:value="63678" calcext:value-type="float">
            <text:p>6367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030625" calcext:value-type="float">
            <text:p>4030625</text:p>
          </table:table-cell>
          <table:table-cell table:formula="of:=ROUND([.B366]/[.A366])" office:value-type="float" office:value="22644" calcext:value-type="float">
            <text:p>226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28254" calcext:value-type="float">
            <text:p>1828254</text:p>
          </table:table-cell>
          <table:table-cell table:formula="of:=ROUND([.B367]/[.A367])" office:value-type="float" office:value="35159" calcext:value-type="float">
            <text:p>351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76430" calcext:value-type="float">
            <text:p>2076430</text:p>
          </table:table-cell>
          <table:table-cell table:formula="of:=ROUND([.B368]/[.A368])" office:value-type="float" office:value="34607" calcext:value-type="float">
            <text:p>346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90050" calcext:value-type="float">
            <text:p>890050</text:p>
          </table:table-cell>
          <table:table-cell table:formula="of:=ROUND([.B369]/[.A369])" office:value-type="float" office:value="148342" calcext:value-type="float">
            <text:p>1483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1375" calcext:value-type="float">
            <text:p>851375</text:p>
          </table:table-cell>
          <table:table-cell table:formula="of:=ROUND([.B370]/[.A370])" office:value-type="float" office:value="94597" calcext:value-type="float">
            <text:p>945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73772" calcext:value-type="float">
            <text:p>1173772</text:p>
          </table:table-cell>
          <table:table-cell table:formula="of:=ROUND([.B371]/[.A371])" office:value-type="float" office:value="55894" calcext:value-type="float">
            <text:p>558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0468" calcext:value-type="float">
            <text:p>890468</text:p>
          </table:table-cell>
          <table:table-cell table:formula="of:=ROUND([.B372]/[.A372])" office:value-type="float" office:value="38716" calcext:value-type="float">
            <text:p>387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7645" calcext:value-type="float">
            <text:p>1457645</text:p>
          </table:table-cell>
          <table:table-cell table:formula="of:=ROUND([.B373]/[.A373])" office:value-type="float" office:value="42872" calcext:value-type="float">
            <text:p>428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40282" calcext:value-type="float">
            <text:p>1040282</text:p>
          </table:table-cell>
          <table:table-cell table:formula="of:=ROUND([.B374]/[.A374])" office:value-type="float" office:value="45230" calcext:value-type="float">
            <text:p>452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1750" calcext:value-type="float">
            <text:p>611750</text:p>
          </table:table-cell>
          <table:table-cell table:formula="of:=ROUND([.B375]/[.A375])" office:value-type="float" office:value="122350" calcext:value-type="float">
            <text:p>1223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5600" calcext:value-type="float">
            <text:p>755600</text:p>
          </table:table-cell>
          <table:table-cell table:formula="of:=ROUND([.B376]/[.A376])" office:value-type="float" office:value="151120" calcext:value-type="float">
            <text:p>151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0644" calcext:value-type="float">
            <text:p>670644</text:p>
          </table:table-cell>
          <table:table-cell table:formula="of:=ROUND([.B377]/[.A377])" office:value-type="float" office:value="134129" calcext:value-type="float">
            <text:p>1341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835" calcext:value-type="float">
            <text:p>794835</text:p>
          </table:table-cell>
          <table:table-cell table:formula="of:=ROUND([.B378]/[.A378])" office:value-type="float" office:value="132473" calcext:value-type="float">
            <text:p>13247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254314" calcext:value-type="float">
            <text:p>3254314</text:p>
          </table:table-cell>
          <table:table-cell table:formula="of:=ROUND([.B379]/[.A379])" office:value-type="float" office:value="39687" calcext:value-type="float">
            <text:p>396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68576" calcext:value-type="float">
            <text:p>1768576</text:p>
          </table:table-cell>
          <table:table-cell table:formula="of:=ROUND([.B380]/[.A380])" office:value-type="float" office:value="30493" calcext:value-type="float">
            <text:p>304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7172" calcext:value-type="float">
            <text:p>917172</text:p>
          </table:table-cell>
          <table:table-cell table:formula="of:=ROUND([.B381]/[.A381])" office:value-type="float" office:value="57323" calcext:value-type="float">
            <text:p>573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18295" calcext:value-type="float">
            <text:p>2318295</text:p>
          </table:table-cell>
          <table:table-cell table:formula="of:=ROUND([.B382]/[.A382])" office:value-type="float" office:value="29722" calcext:value-type="float">
            <text:p>29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2394" calcext:value-type="float">
            <text:p>462394</text:p>
          </table:table-cell>
          <table:table-cell table:formula="of:=ROUND([.B383]/[.A383])" office:value-type="float" office:value="115599" calcext:value-type="float">
            <text:p>1155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4761" calcext:value-type="float">
            <text:p>694761</text:p>
          </table:table-cell>
          <table:table-cell table:formula="of:=ROUND([.B384]/[.A384])" office:value-type="float" office:value="173690" calcext:value-type="float">
            <text:p>1736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7518" calcext:value-type="float">
            <text:p>547518</text:p>
          </table:table-cell>
          <table:table-cell table:formula="of:=ROUND([.B385]/[.A385])" office:value-type="float" office:value="91253" calcext:value-type="float">
            <text:p>912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7131" calcext:value-type="float">
            <text:p>777131</text:p>
          </table:table-cell>
          <table:table-cell table:formula="of:=ROUND([.B386]/[.A386])" office:value-type="float" office:value="59779" calcext:value-type="float">
            <text:p>5977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1804235" calcext:value-type="float">
            <text:p>11804235</text:p>
          </table:table-cell>
          <table:table-cell table:formula="of:=ROUND([.B387]/[.A387])" office:value-type="float" office:value="29364" calcext:value-type="float">
            <text:p>2936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77861" calcext:value-type="float">
            <text:p>3477861</text:p>
          </table:table-cell>
          <table:table-cell table:formula="of:=ROUND([.B388]/[.A388])" office:value-type="float" office:value="25202" calcext:value-type="float">
            <text:p>2520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694336" calcext:value-type="float">
            <text:p>4694336</text:p>
          </table:table-cell>
          <table:table-cell table:formula="of:=ROUND([.B389]/[.A389])" office:value-type="float" office:value="30092" calcext:value-type="float">
            <text:p>3009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836261" calcext:value-type="float">
            <text:p>9836261</text:p>
          </table:table-cell>
          <table:table-cell table:formula="of:=ROUND([.B390]/[.A390])" office:value-type="float" office:value="38574" calcext:value-type="float">
            <text:p>3857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33239" calcext:value-type="float">
            <text:p>1933239</text:p>
          </table:table-cell>
          <table:table-cell table:formula="of:=ROUND([.B391]/[.A391])" office:value-type="float" office:value="62363" calcext:value-type="float">
            <text:p>6236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2588483" calcext:value-type="float">
            <text:p>12588483</text:p>
          </table:table-cell>
          <table:table-cell table:formula="of:=ROUND([.B392]/[.A392])" office:value-type="float" office:value="32528" calcext:value-type="float">
            <text:p>3252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9230220" calcext:value-type="float">
            <text:p>19230220</text:p>
          </table:table-cell>
          <table:table-cell table:formula="of:=ROUND([.B393]/[.A393])" office:value-type="float" office:value="26672" calcext:value-type="float">
            <text:p>2667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2028103" calcext:value-type="float">
            <text:p>12028103</text:p>
          </table:table-cell>
          <table:table-cell table:formula="of:=ROUND([.B394]/[.A394])" office:value-type="float" office:value="40635" calcext:value-type="float">
            <text:p>4063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3829203" calcext:value-type="float">
            <text:p>23829203</text:p>
          </table:table-cell>
          <table:table-cell table:formula="of:=ROUND([.B395]/[.A395])" office:value-type="float" office:value="32959" calcext:value-type="float">
            <text:p>329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865660" calcext:value-type="float">
            <text:p>3865660</text:p>
          </table:table-cell>
          <table:table-cell table:formula="of:=ROUND([.B396]/[.A396])" office:value-type="float" office:value="27416" calcext:value-type="float">
            <text:p>2741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340236" calcext:value-type="float">
            <text:p>14340236</text:p>
          </table:table-cell>
          <table:table-cell table:formula="of:=ROUND([.B397]/[.A397])" office:value-type="float" office:value="38757" calcext:value-type="float">
            <text:p>38757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1271047" calcext:value-type="float">
            <text:p>21271047</text:p>
          </table:table-cell>
          <table:table-cell table:formula="of:=ROUND([.B398]/[.A398])" office:value-type="float" office:value="43146" calcext:value-type="float">
            <text:p>4314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5495220" calcext:value-type="float">
            <text:p>15495220</text:p>
          </table:table-cell>
          <table:table-cell table:formula="of:=ROUND([.B399]/[.A399])" office:value-type="float" office:value="37070" calcext:value-type="float">
            <text:p>370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3866" calcext:value-type="float">
            <text:p>583866</text:p>
          </table:table-cell>
          <table:table-cell table:formula="of:=ROUND([.B400]/[.A400])" office:value-type="float" office:value="64874" calcext:value-type="float">
            <text:p>648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6364" calcext:value-type="float">
            <text:p>1046364</text:p>
          </table:table-cell>
          <table:table-cell table:formula="of:=ROUND([.B401]/[.A401])" office:value-type="float" office:value="52318" calcext:value-type="float">
            <text:p>523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67667" calcext:value-type="float">
            <text:p>2067667</text:p>
          </table:table-cell>
          <table:table-cell table:formula="of:=ROUND([.B402]/[.A402])" office:value-type="float" office:value="33349" calcext:value-type="float">
            <text:p>333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98339" calcext:value-type="float">
            <text:p>1898339</text:p>
          </table:table-cell>
          <table:table-cell table:formula="of:=ROUND([.B403]/[.A403])" office:value-type="float" office:value="146026" calcext:value-type="float">
            <text:p>146026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5719035" calcext:value-type="float">
            <text:p>45719035</text:p>
          </table:table-cell>
          <table:table-cell table:formula="of:=ROUND([.B404]/[.A404])" office:value-type="float" office:value="29534" calcext:value-type="float">
            <text:p>2953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6666968" calcext:value-type="float">
            <text:p>26666968</text:p>
          </table:table-cell>
          <table:table-cell table:formula="of:=ROUND([.B405]/[.A405])" office:value-type="float" office:value="29829" calcext:value-type="float">
            <text:p>2982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386475" calcext:value-type="float">
            <text:p>5386475</text:p>
          </table:table-cell>
          <table:table-cell table:formula="of:=ROUND([.B406]/[.A406])" office:value-type="float" office:value="26022" calcext:value-type="float">
            <text:p>260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501202" calcext:value-type="float">
            <text:p>3501202</text:p>
          </table:table-cell>
          <table:table-cell table:formula="of:=ROUND([.B407]/[.A407])" office:value-type="float" office:value="19028" calcext:value-type="float">
            <text:p>1902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754458" calcext:value-type="float">
            <text:p>4754458</text:p>
          </table:table-cell>
          <table:table-cell table:formula="of:=ROUND([.B408]/[.A408])" office:value-type="float" office:value="15796" calcext:value-type="float">
            <text:p>1579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96255" calcext:value-type="float">
            <text:p>5996255</text:p>
          </table:table-cell>
          <table:table-cell table:formula="of:=ROUND([.B409]/[.A409])" office:value-type="float" office:value="19790" calcext:value-type="float">
            <text:p>1979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01421" calcext:value-type="float">
            <text:p>3701421</text:p>
          </table:table-cell>
          <table:table-cell table:formula="of:=ROUND([.B410]/[.A410])" office:value-type="float" office:value="38556" calcext:value-type="float">
            <text:p>38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7521" calcext:value-type="float">
            <text:p>1317521</text:p>
          </table:table-cell>
          <table:table-cell table:formula="of:=ROUND([.B411]/[.A411])" office:value-type="float" office:value="439174" calcext:value-type="float">
            <text:p>439174</text:p>
          </table:table-cell>
        </table:table-row>
        <table:table-row table:style-name="ro1">
          <table:table-cell table:number-columns-repeated="2"/>
          <table:table-cell table:formula="of:=AVERAGE([.C1:.C411])" office:value-type="float" office:value="85834.2116788321" calcext:value-type="float">
            <text:p>85834,2116788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7">00.00.0000</text:date>, <text:time style:data-style-name="N2" text:time-value="08:42:32.97212275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24:57.447917504</meta:creation-date>
    <dc:date>2017-03-17T08:45:46.042622909</dc:date>
    <meta:editing-duration>PT4M2S</meta:editing-duration>
    <meta:editing-cycles>2</meta:editing-cycles>
    <meta:generator>LibreOffice/5.2.2.2$Linux_X86_64 LibreOffice_project/20m0$Build-2</meta:generator>
    <meta:document-statistic meta:table-count="1" meta:cell-count="1234" meta:object-count="0"/>
  </office:meta>
</office:document-meta>
</file>